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368in" table:align="left"/>
    </style:style>
    <style:style style:name="Table1.A" style:family="table-column">
      <style:table-column-properties style:column-width="1.3486in"/>
    </style:style>
    <style:style style:name="Table1.B" style:family="table-column">
      <style:table-column-properties style:column-width="0.6882in"/>
    </style:style>
    <style:style style:name="Table1.A1" style:family="table-cell">
      <style:table-cell-properties style:vertical-align="middle" fo:padding="0.0194in" fo:border="none"/>
    </style:style>
    <style:style style:name="Table2" style:family="table">
      <style:table-properties style:width="6.3639in" table:align="left"/>
    </style:style>
    <style:style style:name="Table2.A" style:family="table-column">
      <style:table-column-properties style:column-width="2.584in"/>
    </style:style>
    <style:style style:name="Table2.B" style:family="table-column">
      <style:table-column-properties style:column-width="0.9069in"/>
    </style:style>
    <style:style style:name="Table2.C" style:family="table-column">
      <style:table-column-properties style:column-width="2.8729in"/>
    </style:style>
    <style:style style:name="Table2.A1" style:family="table-cell">
      <style:table-cell-properties style:vertical-align="middle" fo:padding="0.0194in" fo:border="none"/>
    </style:style>
    <style:style style:name="Table3" style:family="table">
      <style:table-properties style:width="1.7306in" table:align="left"/>
    </style:style>
    <style:style style:name="Table3.A" style:family="table-column">
      <style:table-column-properties style:column-width="1.2833in"/>
    </style:style>
    <style:style style:name="Table3.B" style:family="table-column">
      <style:table-column-properties style:column-width="0.4472in"/>
    </style:style>
    <style:style style:name="Table3.A1" style:family="table-cell">
      <style:table-cell-properties style:vertical-align="middle" fo:padding="0.0194in" fo:border="none"/>
    </style:style>
    <style:style style:name="Table4" style:family="table">
      <style:table-properties style:width="4.9028in" table:align="left"/>
    </style:style>
    <style:style style:name="Table4.A" style:family="table-column">
      <style:table-column-properties style:column-width="0.1674in"/>
    </style:style>
    <style:style style:name="Table4.B" style:family="table-column">
      <style:table-column-properties style:column-width="4.7354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1264in"/>
    </style:style>
    <style:style style:name="Table5.B" style:family="table-column">
      <style:table-column-properties style:column-width="0.4347in"/>
    </style:style>
    <style:style style:name="Table5.C" style:family="table-column">
      <style:table-column-properties style:column-width="0.7861in"/>
    </style:style>
    <style:style style:name="Table5.D" style:family="table-column">
      <style:table-column-properties style:column-width="0.7215in"/>
    </style:style>
    <style:style style:name="Table5.E" style:family="table-column">
      <style:table-column-properties style:column-width="0.6194in"/>
    </style:style>
    <style:style style:name="Table5.F" style:family="table-column">
      <style:table-column-properties style:column-width="0.8194in"/>
    </style:style>
    <style:style style:name="Table5.G" style:family="table-column">
      <style:table-column-properties style:column-width="1.066in"/>
    </style:style>
    <style:style style:name="Table5.H" style:family="table-column">
      <style:table-column-properties style:column-width="1.1194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2.6674in"/>
    </style:style>
    <style:style style:name="Table6.B" style:family="table-column">
      <style:table-column-properties style:column-width="1.9354in"/>
    </style:style>
    <style:style style:name="Table6.C" style:family="table-column">
      <style:table-column-properties style:column-width="2.0903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2.0653in"/>
    </style:style>
    <style:style style:name="Table7.B" style:family="table-column">
      <style:table-column-properties style:column-width="1.3368in"/>
    </style:style>
    <style:style style:name="Table7.C" style:family="table-column">
      <style:table-column-properties style:column-width="1.2799in"/>
    </style:style>
    <style:style style:name="Table7.D" style:family="table-column">
      <style:table-column-properties style:column-width="1.1201in"/>
    </style:style>
    <style:style style:name="Table7.E" style:family="table-column">
      <style:table-column-properties style:column-width="0.891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9236in"/>
    </style:style>
    <style:style style:name="Table8.B" style:family="table-column">
      <style:table-column-properties style:column-width="1.7479in"/>
    </style:style>
    <style:style style:name="Table8.C" style:family="table-column">
      <style:table-column-properties style:column-width="1.1451in"/>
    </style:style>
    <style:style style:name="Table8.D" style:family="table-column">
      <style:table-column-properties style:column-width="1.2458in"/>
    </style:style>
    <style:style style:name="Table8.E" style:family="table-column">
      <style:table-column-properties style:column-width="0.8528in"/>
    </style:style>
    <style:style style:name="Table8.F" style:family="table-column">
      <style:table-column-properties style:column-width="0.7778in"/>
    </style:style>
    <style:style style:name="Table8.A1" style:family="table-cell">
      <style:table-cell-properties style:vertical-align="middle" fo:padding="0.0194in" fo:border="none"/>
    </style:style>
    <style:style style:name="Table9" style:family="table">
      <style:table-properties style:width="6.3563in" table:align="left"/>
    </style:style>
    <style:style style:name="Table9.A" style:family="table-column">
      <style:table-column-properties style:column-width="1.2833in"/>
    </style:style>
    <style:style style:name="Table9.B" style:family="table-column">
      <style:table-column-properties style:column-width="1.5417in"/>
    </style:style>
    <style:style style:name="Table9.C" style:family="table-column">
      <style:table-column-properties style:column-width="1.3188in"/>
    </style:style>
    <style:style style:name="Table9.D" style:family="table-column">
      <style:table-column-properties style:column-width="1.1806in"/>
    </style:style>
    <style:style style:name="Table9.E" style:family="table-column">
      <style:table-column-properties style:column-width="1.0319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2.1049in"/>
    </style:style>
    <style:style style:name="Table10.B" style:family="table-column">
      <style:table-column-properties style:column-width="1.0521in"/>
    </style:style>
    <style:style style:name="Table10.C" style:family="table-column">
      <style:table-column-properties style:column-width="1.066in"/>
    </style:style>
    <style:style style:name="Table10.D" style:family="table-column">
      <style:table-column-properties style:column-width="0.9931in"/>
    </style:style>
    <style:style style:name="Table10.E" style:family="table-column">
      <style:table-column-properties style:column-width="0.7931in"/>
    </style:style>
    <style:style style:name="Table10.F" style:family="table-column">
      <style:table-column-properties style:column-width="0.684in"/>
    </style:style>
    <style:style style:name="Table10.A1" style:family="table-cell">
      <style:table-cell-properties style:vertical-align="middle" fo:padding="0.0194in" fo:border="none"/>
    </style:style>
    <style:style style:name="Table10.C1" style:family="table-cell">
      <style:table-cell-properties fo:padding="0.0194in" fo:border="none"/>
    </style:style>
    <style:style style:name="Table10.D1" style:family="table-cell">
      <style:table-cell-properties fo:padding="0.0194in" fo:border="none"/>
    </style:style>
    <style:style style:name="Table10.E1" style:family="table-cell">
      <style:table-cell-properties fo:padding="0.0194in" fo:border="none"/>
    </style:style>
    <style:style style:name="Table10.F1" style:family="table-cell">
      <style:table-cell-properties fo:padding="0.0194in" fo:border="none"/>
    </style:style>
    <style:style style:name="Table10.D5" style:family="table-cell">
      <style:table-cell-properties fo:padding="0.0194in" fo:border="none"/>
    </style:style>
    <style:style style:name="Table10.F6" style:family="table-cell">
      <style:table-cell-properties fo:padding="0.0194in" fo:border="none"/>
    </style:style>
    <style:style style:name="Table10.D7" style:family="table-cell">
      <style:table-cell-properties fo:padding="0.0194in" fo:border="none"/>
    </style:style>
    <style:style style:name="Table10.F8" style:family="table-cell">
      <style:table-cell-properties fo:padding="0.0194in" fo:border="none"/>
    </style:style>
    <style:style style:name="Table10.F9" style:family="table-cell">
      <style:table-cell-properties fo:padding="0.0194in" fo:border="none"/>
    </style:style>
    <style:style style:name="Table10.F10" style:family="table-cell">
      <style:table-cell-properties fo:padding="0.0194in" fo:border="none"/>
    </style:style>
    <style:style style:name="Table10.D11" style:family="table-cell">
      <style:table-cell-properties fo:padding="0.0194in" fo:border="none"/>
    </style:style>
    <style:style style:name="Table10.F12" style:family="table-cell">
      <style:table-cell-properties fo:padding="0.0194in" fo:border="none"/>
    </style:style>
    <style:style style:name="Table10.D13" style:family="table-cell">
      <style:table-cell-properties fo:padding="0.0194in" fo:border="none"/>
    </style:style>
    <style:style style:name="Table10.D14" style:family="table-cell">
      <style:table-cell-properties fo:padding="0.0194in" fo:border="none"/>
    </style:style>
    <style:style style:name="Table10.F15" style:family="table-cell">
      <style:table-cell-properties fo:padding="0.0194in" fo:border="none"/>
    </style:style>
    <style:style style:name="Table10.D16" style:family="table-cell">
      <style:table-cell-properties fo:padding="0.0194in" fo:border="none"/>
    </style:style>
    <style:style style:name="Table10.F17" style:family="table-cell">
      <style:table-cell-properties fo:padding="0.0194in" fo:border="none"/>
    </style:style>
    <style:style style:name="Table10.D18" style:family="table-cell">
      <style:table-cell-properties fo:padding="0.0194in" fo:border="none"/>
    </style:style>
    <style:style style:name="Table10.D19" style:family="table-cell">
      <style:table-cell-properties fo:padding="0.0194in" fo:border="none"/>
    </style:style>
    <style:style style:name="Table10.C20" style:family="table-cell">
      <style:table-cell-properties fo:padding="0.0194in" fo:border="none"/>
    </style:style>
    <style:style style:name="Table10.C21" style:family="table-cell">
      <style:table-cell-properties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Text_20_body" style:list-style-name="L93"/>
    <style:style style:name="P95" style:family="paragraph" style:parent-style-name="Text_20_body" style:list-style-name="L94"/>
    <style:style style:name="P96" style:family="paragraph" style:parent-style-name="Text_20_body" style:list-style-name="L95"/>
    <style:style style:name="P97" style:family="paragraph" style:parent-style-name="Text_20_body" style:list-style-name="L96"/>
    <style:style style:name="P98" style:family="paragraph" style:parent-style-name="Text_20_body" style:list-style-name="L97"/>
    <style:style style:name="P99" style:family="paragraph" style:parent-style-name="Text_20_body" style:list-style-name="L98"/>
    <style:style style:name="P100" style:family="paragraph" style:parent-style-name="Text_20_body" style:list-style-name="L99"/>
    <style:style style:name="P101" style:family="paragraph" style:parent-style-name="Text_20_body" style:list-style-name="L100"/>
    <style:style style:name="P102" style:family="paragraph" style:parent-style-name="Text_20_body" style:list-style-name="L101"/>
    <style:style style:name="P103" style:family="paragraph" style:parent-style-name="Text_20_body" style:list-style-name="L102"/>
    <style:style style:name="P104" style:family="paragraph" style:parent-style-name="Text_20_body" style:list-style-name="L103"/>
    <style:style style:name="P105" style:family="paragraph" style:parent-style-name="Text_20_body" style:list-style-name="L104"/>
    <style:style style:name="P106" style:family="paragraph" style:parent-style-name="Text_20_body" style:list-style-name="L10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ocumento 4.1: Describe Autonomous Database Architecture and Integration</text:span></text:h>
      <text:p text:style-name="Text_20_body"><text:span text:style-name="Strong_20_Emphasis">Página 1: Portada</text:span><text:line-break/>ORACLE<text:line-break/>University<text:line-break/>Oracle Autonomous Database<text:line-break/>Getting Started with Autonomous Database<text:line-break/>Architectural Components and Key Features<text:line-break/>Kamryn Vinson<text:line-break/>SENIOR PRODUCT MANAGER, DATABASE ORACLE</text:p>
      <text:p text:style-name="Text_20_body"><text:span text:style-name="Strong_20_Emphasis">Página 2: Objetivos</text:span></text:p>
      <text:h text:style-name="Heading_20_1" text:outline-level="1">Objectives</text:h>
      <text:list text:style-name="L1">
        <text:list-item>
          <text:p text:style-name="P2">Defining the architectural components of Autonomous Database</text:p>
        </text:list-item>
        <text:list-item>
          <text:p text:style-name="P2">Articulating the key features of Autonomous Database</text:p>
        </text:list-item>
      </text:list>
      <text:p text:style-name="Text_20_body"><text:span text:style-name="Strong_20_Emphasis">Página 3: Visión General</text:span></text:p>
      <text:h text:style-name="Heading_20_1" text:outline-level="1">Oracle Autonomous Database delivers the best data experience</text:h>
      <text:p text:style-name="Text_20_body">With the lowest total cost of ownership</text:p>
      <text:list text:style-name="L2">
        <text:list-item>
          <text:p text:style-name="P3">Mission-Critical Database</text:p>
        </text:list-item>
        <text:list-item>
          <text:p text:style-name="P3">High Performance Engineered System</text:p>
        </text:list-item>
        <text:list-item>
          <text:p text:style-name="P3">Automation, Best Practices and Data Tools</text:p>
        </text:list-item>
        <text:list-item>
          <text:p text:style-name="P3">Autonomous Database</text:p>
        </text:list-item>
      </text:list>
      <text:p text:style-name="Horizontal_20_Line"/>
      <text:h text:style-name="Heading_20_1" text:outline-level="1">Oracle Autonomous Database</text:h>
      <text:p text:style-name="Text_20_body">Automates the Entire Database Stack</text:p>
      <text:p text:style-name="Text_20_body"><text:span text:style-name="Strong_20_Emphasis">Página 4: Automatización</text:span><text:line-break/>Uses Machine Learning plus advanced and proven technologies</text:p>
      <text:list text:style-name="L3">
        <text:list-item>
          <text:p text:style-name="P4">Provisioning</text:p>
        </text:list-item>
        <text:list-item>
          <text:p text:style-name="P4">Scale-Up and Scale-Out</text:p>
        </text:list-item>
        <text:list-item>
          <text:p text:style-name="P4">Tuning</text:p>
        </text:list-item>
        <text:list-item>
          <text:p text:style-name="P4">Security and Patching</text:p>
        </text:list-item>
        <text:list-item>
          <text:p text:style-name="P4"><text:soft-page-break/>Fault Tolerance<text:line-break/>Tecnologías utilizadas: RAC, Data Guard, Database Vault, Parallel SQL, In-Memory, Multitenant, etc.<text:line-break/>Resultado: Complete Database Automation. Mission Critical, Simple, Low Risk, Low Cost.</text:p>
        </text:list-item>
      </text:list>
      <text:p text:style-name="Text_20_body"><text:span text:style-name="Strong_20_Emphasis">Página 5: Solución a Problemas</text:span></text:p>
      <text:h text:style-name="Heading_20_1" text:outline-level="1">Eliminates fundamental problems that have existed for decades</text:h>
      <text:h text:style-name="Heading_20_2" text:outline-level="2">Complex administration</text:h>
      <text:list text:style-name="L4">
        <text:list-item>
          <text:p text:style-name="P5">Security vulnerabilities</text:p>
        </text:list-item>
        <text:list-item>
          <text:p text:style-name="P5">Downtime due to patching or failures</text:p>
        </text:list-item>
        <text:list-item>
          <text:p text:style-name="P5">Performance bottlenecks</text:p>
        </text:list-item>
        <text:list-item>
          <text:p text:style-name="P5">Static configurations</text:p>
        </text:list-item>
        <text:list-item>
          <text:p text:style-name="P5">High costs</text:p>
        </text:list-item>
      </text:list>
      <text:p text:style-name="Horizontal_20_Line"/>
      <text:h text:style-name="Heading_20_3" text:outline-level="3">Not an Incremental Improvement</text:h>
      <text:p text:style-name="Text_20_body"><text:span text:style-name="Strong_20_Emphasis">A New Era of Database</text:span></text:p>
      <text:p text:style-name="Text_20_body"><text:span text:style-name="Strong_20_Emphasis">Página 6: Alta Disponibilidad</text:span></text:p>
      <text:h text:style-name="Heading_20_1" text:outline-level="1">Autonomous Database Is Highly Available</text:h>
      <text:h text:style-name="Heading_20_2" text:outline-level="2">Failures</text:h>
      <text:list text:style-name="L5">
        <text:list-item>
          <text:p text:style-name="P6">Automatically protects from all types of downtime</text:p>
        </text:list-item>
        <text:list-item>
          <text:p text:style-name="P6">Site Outages</text:p>
        </text:list-item>
      </text:list>
      <text:h text:style-name="Heading_20_2" text:outline-level="2">Maintenance</text:h>
      <text:list text:style-name="L6">
        <text:list-item>
          <text:p text:style-name="P7">User Errors</text:p>
        </text:list-item>
        <text:list-item>
          <text:p text:style-name="P7">Changes<text:line-break/><text:span text:style-name="Strong_20_Emphasis">No ridiculous exclusions to availability in fine print</text:span><text:line-break/><text:span text:style-name="Emphasis">Comparación: Amazon excludes planned downtime, database bugs, regional outages, etc.</text:span></text:p>
        </text:list-item>
      </text:list>
      <text:p text:style-name="Text_20_body"><text:span text:style-name="Strong_20_Emphasis">Página 7: Tecnologías de Disponibilidad</text:span></text:p>
      <text:h text:style-name="Heading_20_1" text:outline-level="1"><text:soft-page-break/>Oracle Autonomous Database</text:h>
      <text:p text:style-name="Text_20_body"><text:span text:style-name="Strong_20_Emphasis">Key Availability Technologies</text:span></text:p>
      <text:p text:style-name="Horizontal_20_Line"/>
      <text:h text:style-name="Heading_20_2" text:outline-level="2">Scale-Out Fault-Tolerant</text:h>
      <table:table table:name="Table1" table:style-name="Table1">
        <table:table-column table:style-name="Table1.A"/>
        <table:table-column table:style-name="Table1.B"/>
        <table:table-header-rows>
          <table:table-row>
            <table:table-cell table:style-name="Table1.A1" office:value-type="string">
              <text:p text:style-name="Table_20_Heading">Database Engines</text:p>
            </table:table-cell>
            <table:table-cell table:style-name="Table1.A1" office:value-type="string">
              <text:p text:style-name="Table_20_Heading">Servers</text:p>
            </table:table-cell>
          </table:table-row>
        </table:table-header-rows>
        <table:table-row>
          <table:table-cell table:style-name="Table1.A1" office:value-type="string">
            <text:p text:style-name="Table_20_Contents">Storage</text:p>
          </table:table-cell>
          <table:table-cell table:style-name="Table1.A1" office:value-type="string">
            <text:p text:style-name="Table_20_Contents">Network</text:p>
          </table:table-cell>
        </table:table-row>
        <table:table-row>
          <table:table-cell table:style-name="Table1.A1" office:value-type="string">
            <text:p text:style-name="Table_20_Contents">Remote Replica</text:p>
          </table:table-cell>
          <table:table-cell table:style-name="Table1.A1" office:value-type="string">
            <text:p text:style-name="P1"/>
          </table:table-cell>
        </table:table-row>
      </table:table>
      <text:p text:style-name="Text_20_body"><text:span text:style-name="Strong_20_Emphasis">Página 8: Título</text:span><text:line-break/>Articulating the Key Features of Autonomous Database</text:p>
      <text:p text:style-name="Text_20_body"><text:span text:style-name="Strong_20_Emphasis">Página 9: Características (1/2)</text:span></text:p>
      <text:h text:style-name="Heading_20_1" text:outline-level="1">Oracle Autonomous Database. What and How</text:h>
      <text:h text:style-name="Heading_20_3" text:outline-level="3">Provision</text:h>
      <text:list text:style-name="L7">
        <text:list-item>
          <text:p text:style-name="P8">Rapidly and easily creates <text:span text:style-name="Strong_20_Emphasis">mission-critical</text:span> databases</text:p>
        </text:list-item>
        <text:list-item>
          <text:p text:style-name="P8">Creates <text:span text:style-name="Strong_20_Emphasis">Exadata</text:span>* Cloud Infrastructure, <text:span text:style-name="Strong_20_Emphasis">RAC</text:span>* scale-out database, and optional* standby</text:p>
        </text:list-item>
      </text:list>
      <text:h text:style-name="Heading_20_3" text:outline-level="3">Secure</text:h>
      <text:list text:style-name="L8">
        <text:list-item>
          <text:p text:style-name="P9">Protects data from all external and internal threats</text:p>
        </text:list-item>
        <text:list-item>
          <text:p text:style-name="P9">Applies security <text:span text:style-name="Strong_20_Emphasis">updates online</text:span><text:span text:style-name="Emphasis">, prevents admin snooping with </text:span><text:span text:style-name="Emphasis"><text:span text:style-name="Strong_20_Emphasis">DB Vault</text:span></text:span>, <text:span text:style-name="Strong_20_Emphasis">encrypts</text:span> all data</text:p>
        </text:list-item>
      </text:list>
      <text:h text:style-name="Heading_20_3" text:outline-level="3">Manage</text:h>
      <text:list text:style-name="L9">
        <text:list-item>
          <text:p text:style-name="P10">Automates all infrastructure and database maintenance</text:p>
        </text:list-item>
        <text:list-item>
          <text:p text:style-name="P10">Patches all software <text:span text:style-name="Strong_20_Emphasis">online</text:span><text:span text:style-name="Emphasis">, tunes settings, performs </text:span><text:span text:style-name="Emphasis"><text:span text:style-name="Strong_20_Emphasis">all OS and SYSDBA</text:span></text:span><text:span text:style-name="Emphasis"> operations, diagnoses </text:span><text:span text:style-name="Emphasis"><text:span text:style-name="Strong_20_Emphasis">errors</text:span></text:span></text:p>
        </text:list-item>
      </text:list>
      <text:p text:style-name="Horizontal_20_Line"/>
      <text:p text:style-name="Text_20_body"><text:span text:style-name="Emphasis">Unique to Oracle</text:span></text:p>
      <text:p text:style-name="Text_20_body"><text:span text:style-name="Strong_20_Emphasis">Página 10: Características (2/2)</text:span></text:p>
      <text:h text:style-name="Heading_20_1" text:outline-level="1">Oracle Autonomous Database. What and How</text:h>
      <text:h text:style-name="Heading_20_3" text:outline-level="3">Protect</text:h>
      <text:list text:style-name="L10">
        <text:list-item>
          <text:p text:style-name="P11">Recovers from any failure without downtime</text:p>
        </text:list-item>
        <text:list-item>
          <text:p text:style-name="P11">Automates backup, restore, <text:span text:style-name="Strong_20_Emphasis">application transparent</text:span>* failover within a cluster or to a remote standby</text:p>
        </text:list-item>
      </text:list>
      <text:h text:style-name="Heading_20_3" text:outline-level="3"><text:soft-page-break/>Scale</text:h>
      <text:list text:style-name="L11">
        <text:list-item>
          <text:p text:style-name="P12">Scales online for highest performance and lowest cost</text:p>
        </text:list-item>
        <text:list-item>
          <text:p text:style-name="P12"><text:span text:style-name="Strong_20_Emphasis">Instant, automatic, online scaling</text:span>* of compute and storage enables <text:span text:style-name="Strong_20_Emphasis">true pay-per-use</text:span>*</text:p>
        </text:list-item>
      </text:list>
      <text:h text:style-name="Heading_20_3" text:outline-level="3">Optimize</text:h>
      <text:list text:style-name="L12">
        <text:list-item>
          <text:p text:style-name="P13">Optimally runs workloads without human direction</text:p>
        </text:list-item>
        <text:list-item>
          <text:p text:style-name="P13">Automatically optimizes <text:span text:style-name="Strong_20_Emphasis">data formats, indexes</text:span><text:span text:style-name="Strong_20_Emphasis"><text:span text:style-name="Emphasis">, parallelism</text:span></text:span><text:span text:style-name="Strong_20_Emphasis">, and plans</text:span>* for each workload</text:p>
        </text:list-item>
      </text:list>
      <text:p text:style-name="Horizontal_20_Line"/>
      <text:p text:style-name="Text_20_body"><text:span text:style-name="Emphasis">Unique to Oracle</text:span></text:p>
      <text:p text:style-name="Horizontal_20_Line"/>
      <text:h text:style-name="Heading_20_3" text:outline-level="3"><text:span text:style-name="Strong_20_Emphasis">Documento 4.2: Describe the Different ADB offerings and license types</text:span></text:h>
      <text:p text:style-name="Text_20_body"><text:span text:style-name="Strong_20_Emphasis">Páginas 1-2: [Vacías]</text:span></text:p>
      <text:p text:style-name="Text_20_body"><text:span text:style-name="Strong_20_Emphasis">Página 3: Portada</text:span><text:line-break/>ORACLE<text:line-break/>University<text:line-break/>Oracle Autonomous Database<text:line-break/>Licensing<text:line-break/>Kamryn Vinson<text:line-break/>SENIOR PRODUCT MANAGER, DATABASE ORACLE</text:p>
      <text:p text:style-name="Text_20_body"><text:span text:style-name="Strong_20_Emphasis">Página 4: Métrica de Precios ECPU</text:span></text:p>
      <text:h text:style-name="Heading_20_1" text:outline-level="1">ECPU pricing metric</text:h>
      <text:h text:style-name="Heading_20_2" text:outline-level="2">What are ECPUs?</text:h>
      <text:list text:style-name="L13">
        <text:list-item>
          <text:p text:style-name="P14">They are an abstract compute metric of cloud resources that is performance based.</text:p>
        </text:list-item>
        <text:list-item>
          <text:p text:style-name="P14">Elastically allocated from ADB’s shared pool of Exadata database and storage servers.</text:p>
        </text:list-item>
        <text:list-item>
          <text:p text:style-name="P14">Not physical core or threads.</text:p>
        </text:list-item>
        <text:list-item>
          <text:p text:style-name="P14">Default compute model for all new ADB instances.</text:p>
        </text:list-item>
      </text:list>
      <text:h text:style-name="Heading_20_2" text:outline-level="2">Benefits for ECPUs</text:h>
      <text:list text:style-name="L14">
        <text:list-item>
          <text:p text:style-name="P15">Provides a durable pricing metric that is not tied to the exact make, model, and clock speed of the underlying processor.</text:p>
        </text:list-item>
        <text:list-item>
          <text:p text:style-name="P15">Delivers competitive advantages for ADW.</text:p>
        </text:list-item>
        <text:list-item>
          <text:p text:style-name="P15">Finer-granularity system sizing.</text:p>
        </text:list-item>
        <text:list-item>
          <text:p text:style-name="P15">Reduced storage costs for ADW instances using ECPU.</text:p>
        </text:list-item>
      </text:list>
      <text:p text:style-name="Text_20_body"><text:soft-page-break/><text:span text:style-name="Strong_20_Emphasis">Página 5: Puntos Clave de ECPU</text:span></text:p>
      <text:h text:style-name="Heading_20_1" text:outline-level="1">ECPU key points</text:h>
      <text:list text:style-name="L15">
        <text:list-item>
          <text:p text:style-name="P16">ECPU pricing is available for ADW and ATP with a minimum configuration of 2 ECPUs.</text:p>
        </text:list-item>
        <text:list-item>
          <text:p text:style-name="P16">Beyond 2 ECPUs, scaling is in single-step increments.</text:p>
        </text:list-item>
        <text:list-item>
          <text:p text:style-name="P16">Licensing for ECPUs can be:</text:p>
          <text:list>
            <text:list-item>
              <text:p text:style-name="P16">Pay-as-You-Go</text:p>
            </text:list-item>
            <text:list-item>
              <text:p text:style-name="P16">BYOL (Bring-Your-Own-License for existing Oracle Database customers)</text:p>
            </text:list-item>
          </text:list>
        </text:list-item>
      </text:list>
      <text:p text:style-name="Text_20_body"><text:span text:style-name="Strong_20_Emphasis">Página 6: Modelo de Licencias</text:span></text:p>
      <text:h text:style-name="Heading_20_1" text:outline-level="1">Autonomous Database Licensing – ADW and ATP</text:h>
      <text:h text:style-name="Heading_20_2" text:outline-level="2">Universal Credit Model (UCM)</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o on-premises licenses required.</text:p>
            </table:table-cell>
            <table:table-cell table:style-name="Table2.A1" office:value-type="string">
              <text:p text:style-name="Table_20_Heading">Advantages</text:p>
            </table:table-cell>
            <table:table-cell table:style-name="Table2.A1" office:value-type="string">
              <text:p text:style-name="Table_20_Heading">Leverage existing licenses in the cloud.</text:p>
            </table:table-cell>
          </table:table-row>
        </table:table-header-rows>
        <table:table-row>
          <table:table-cell table:style-name="Table2.A1" office:value-type="string">
            <text:p text:style-name="Table_20_Contents">All capabilities included in one price.</text:p>
          </table:table-cell>
          <table:table-cell table:style-name="Table2.A1" office:value-type="string">
            <text:p text:style-name="P1"/>
          </table:table-cell>
          <table:table-cell table:style-name="Table2.A1" office:value-type="string">
            <text:p text:style-name="Table_20_Contents">All of the service at a fraction of the cost.</text:p>
          </table:table-cell>
        </table:table-row>
      </table:table>
      <text:h text:style-name="Heading_20_3" text:outline-level="3">Included Licensing</text:h>
      <text:list text:style-name="L16">
        <text:list-item>
          <text:p text:style-name="P17"><text:span text:style-name="Strong_20_Emphasis">Oracle Enterprise Edition</text:span></text:p>
        </text:list-item>
        <text:list-item>
          <text:p text:style-name="P17"><text:span text:style-name="Strong_20_Emphasis">Oracle Standard Edition</text:span></text:p>
        </text:list-item>
      </text:list>
      <text:h text:style-name="Heading_20_3" text:outline-level="3">Included 64+ ECPUs Licensing</text:h>
      <text:list text:style-name="L17">
        <text:list-item>
          <text:p text:style-name="P18">Oracle Enterprise Edition</text:p>
        </text:list-item>
        <text:list-item>
          <text:p text:style-name="P18">Oracle Real Application Clusters. max. 32 ECPUs with or without compute auto scaling enabled</text:p>
        </text:list-item>
        <text:list-item>
          <text:p text:style-name="P18">99.995% SLA Included</text:p>
        </text:list-item>
      </text:list>
      <text:h text:style-name="Heading_20_3" text:outline-level="3">Included</text:h>
      <text:list text:style-name="L18">
        <text:list-item>
          <text:p text:style-name="P19">99.995% SLA</text:p>
        </text:list-item>
        <text:list-item>
          <text:p text:style-name="P19">Oracle Enterprise Edition</text:p>
        </text:list-item>
        <text:list-item>
          <text:p text:style-name="P19">Real Application Clusters</text:p>
        </text:list-item>
        <text:list-item>
          <text:p text:style-name="P19">Active Data Guard</text:p>
        </text:list-item>
        <text:list-item>
          <text:p text:style-name="P19">Standard Edition</text:p>
        </text:list-item>
        <text:list-item>
          <text:p text:style-name="P19">Active Data Guard</text:p>
        </text:list-item>
      </text:list>
      <text:p text:style-name="Text_20_body"><text:span text:style-name="Strong_20_Emphasis">Página 7: Estructuras de Pago</text:span></text:p>
      <text:h text:style-name="Heading_20_1" text:outline-level="1"><text:soft-page-break/>Oracle Universal Credit Payment structures</text:h>
      <text:h text:style-name="Heading_20_2" text:outline-level="2">Pay As You Go (PAYG)</text:h>
      <text:list text:style-name="L19">
        <text:list-item>
          <text:p text:style-name="P20">Structure: No upfront payment, On-demand pricing</text:p>
        </text:list-item>
        <text:list-item>
          <text:p text:style-name="P20">Benefits: No payment commitment, Minimizes customer risk</text:p>
        </text:list-item>
      </text:list>
      <text:h text:style-name="Heading_20_2" text:outline-level="2">Annual Universal Credits</text:h>
      <text:list text:style-name="L20">
        <text:list-item>
          <text:p text:style-name="P21">Structure: Minimum one year term</text:p>
        </text:list-item>
        <text:list-item>
          <text:p text:style-name="P21">Benefits: Maximizes cost reduction with predictable annual spend, Flexibility of on-demand access with the benefit of prepaid instance pricing</text:p>
        </text:list-item>
      </text:list>
      <text:p text:style-name="Text_20_body"><text:span text:style-name="Strong_20_Emphasis">Página 8: [SCREENSHOT - Panel de Control de OCI para una instancia ATP]</text:span></text:p>
      <text:h text:style-name="Heading_20_1" text:outline-level="1">Autonomous Database licensing</text:h>
      <text:h text:style-name="Heading_20_2" text:outline-level="2">ORACLE Cloud</text:h>
      <text:list text:style-name="L21">
        <text:list-item>
          <text:p text:style-name="P22">Server resources, services, documentation, and technologies</text:p>
        </text:list-item>
        <text:list-item>
          <text:p text:style-name="P22">ICE East (Additions)<text:line-break/>Overview - Autonomous Database + Autonomous Database details</text:p>
        </text:list-item>
      </text:list>
      <text:p text:style-name="Horizontal_20_Line"/>
      <text:h text:style-name="Heading_20_3" text:outline-level="3">ATP</text:h>
      <text:list text:style-name="L22">
        <text:list-item>
          <text:p text:style-name="P23">ATM/UABE</text:p>
        </text:list-item>
        <text:list-item>
          <text:p text:style-name="P23">ATPDEMO</text:p>
        </text:list-item>
        <text:list-item>
          <text:p text:style-name="P23">Database actions</text:p>
        </text:list-item>
        <text:list-item>
          <text:p text:style-name="P23">Database connection</text:p>
        </text:list-item>
        <text:list-item>
          <text:p text:style-name="P23">Performance hubs</text:p>
        </text:list-item>
        <text:list-item>
          <text:p text:style-name="P23">Manager resource allocation</text:p>
        </text:list-item>
        <text:list-item>
          <text:p text:style-name="P23">Main actions</text:p>
        </text:list-item>
      </text:list>
      <text:p text:style-name="Horizontal_20_Line"/>
      <text:h text:style-name="Heading_20_3" text:outline-level="3">General information</text:h>
      <text:list text:style-name="L23">
        <text:list-item>
          <text:p text:style-name="P24">Database name: ATPDEMO</text:p>
        </text:list-item>
        <text:list-item>
          <text:p text:style-name="P24">Network type: Transaction Processing</text:p>
        </text:list-item>
        <text:list-item>
          <text:p text:style-name="P24">Group partners: contact 1 page</text:p>
        </text:list-item>
        <text:list-item>
          <text:p text:style-name="P24">GOD: ...Kippen Stoss Corp</text:p>
        </text:list-item>
        <text:list-item>
          <text:p text:style-name="P24"><text:soft-page-break/>Created: Now, Aug 21, 2023, 18:44:48 UTC</text:p>
        </text:list-item>
        <text:list-item>
          <text:p text:style-name="P24">Content type: Storage can license IPPOS Enterprise Edition</text:p>
        </text:list-item>
        <text:list-item>
          <text:p text:style-name="P24">Database version: VPC</text:p>
        </text:list-item>
        <text:list-item>
          <text:p text:style-name="P24">Network type: Router Check database available?</text:p>
        </text:list-item>
        <text:list-item>
          <text:p text:style-name="P24">Network type: Pack</text:p>
        </text:list-item>
        <text:list-item>
          <text:p text:style-name="P24">Operator set: ALSO/TPS</text:p>
        </text:list-item>
        <text:list-item>
          <text:p text:style-name="P24">Method character set: ALTO/TPS</text:p>
        </text:list-item>
        <text:list-item>
          <text:p text:style-name="P24">Also: user/visor software: Docker Scalable</text:p>
        </text:list-item>
        <text:list-item>
          <text:p text:style-name="P24">Main: Incubator: Edit</text:p>
        </text:list-item>
      </text:list>
      <text:p text:style-name="Horizontal_20_Line"/>
      <text:h text:style-name="Heading_20_3" text:outline-level="3">Dataset recovery</text:h>
      <text:list text:style-name="L24">
        <text:list-item>
          <text:p text:style-name="P25">Relax Privacy</text:p>
        </text:list-item>
        <text:list-item>
          <text:p text:style-name="P25">Local backup server</text:p>
        </text:list-item>
        <text:list-item>
          <text:p text:style-name="P25">Uploadable Autonomous Data Guard</text:p>
        </text:list-item>
        <text:list-item>
          <text:p text:style-name="P25">Realization:</text:p>
        </text:list-item>
        <text:list-item>
          <text:p text:style-name="P25">Create negative host values</text:p>
        </text:list-item>
      </text:list>
      <text:p text:style-name="Horizontal_20_Line"/>
      <text:h text:style-name="Heading_20_3" text:outline-level="3">Backup</text:h>
      <text:list text:style-name="L25">
        <text:list-item>
          <text:p text:style-name="P26">Automate backup retention periods (0 days) [22]</text:p>
        </text:list-item>
        <text:list-item>
          <text:p text:style-name="P26">Total backup storage:</text:p>
        </text:list-item>
        <text:list-item>
          <text:p text:style-name="P26">Last automatic backups to active backups until for this database.</text:p>
        </text:list-item>
        <text:list-item>
          <text:p text:style-name="P26">Next long-term backups:</text:p>
        </text:list-item>
        <text:list-item>
          <text:p text:style-name="P26">Long-term backup schedule: Schedule</text:p>
        </text:list-item>
      </text:list>
      <text:p text:style-name="Horizontal_20_Line"/>
      <text:h text:style-name="Heading_20_3" text:outline-level="3">Network</text:h>
      <text:list text:style-name="L26">
        <text:list-item>
          <text:p text:style-name="P27">Access input allows secure access from everywhere</text:p>
        </text:list-item>
        <text:list-item>
          <text:p text:style-name="P27">Access control links Channel [22]</text:p>
        </text:list-item>
        <text:list-item>
          <text:p text:style-name="P27">Return TLS printTS authentication Request [23]</text:p>
        </text:list-item>
      </text:list>
      <text:p text:style-name="Horizontal_20_Line"/>
      <text:h text:style-name="Heading_20_3" text:outline-level="3">Resource allocation</text:h>
      <text:list text:style-name="L27">
        <text:list-item>
          <text:p text:style-name="P28">ECPV count: 2</text:p>
        </text:list-item>
      </text:list>
      <text:p text:style-name="Text_20_body"><text:soft-page-break/><text:span text:style-name="Strong_20_Emphasis">Página 9: [SCREENSHOT - Panel de Configuración de Licencias y Edición de Base de Datos]</text:span></text:p>
      <text:h text:style-name="Heading_20_1" text:outline-level="1">Autonomous Database licensing</text:h>
      <text:h text:style-name="Heading_20_2" text:outline-level="2">CRACLE Cloud</text:h>
      <text:list text:style-name="L28">
        <text:list-item>
          <text:p text:style-name="P29"><text:span text:style-name="Strong_20_Emphasis">Search</text:span> - Customer service, documentation, and bibliography<text:line-break/>Overview - Autonomous Database - Autonomous Database status<text:line-break/>| ATP | Updated license and Oracle Database Edition |<text:line-break/>|---|---|<text:line-break/>| | Bygg War Open License (BYOL) |<text:line-break/>| | Enable |<text:line-break/>| | Choose an Oracle Database edition |<text:line-break/>| | Oracle Database Enterprise Edition (EE) |<text:line-break/>| | Use selected ECFU Intel. Learn more. |</text:p>
        </text:list-item>
      </text:list>
      <text:p text:style-name="Horizontal_20_Line"/>
      <text:h text:style-name="Heading_20_3" text:outline-level="3">General inform</text:h>
      <text:list text:style-name="L29">
        <text:list-item>
          <text:p text:style-name="P30"><text:span text:style-name="Strong_20_Emphasis">Database name</text:span>: ATPOS</text:p>
        </text:list-item>
        <text:list-item>
          <text:p text:style-name="P30"><text:span text:style-name="Strong_20_Emphasis">Workload type</text:span>: Internet</text:p>
        </text:list-item>
        <text:list-item>
          <text:p text:style-name="P30"><text:span text:style-name="Strong_20_Emphasis">Component name</text:span>: Google</text:p>
        </text:list-item>
        <text:list-item>
          <text:p text:style-name="P30"><text:span text:style-name="Strong_20_Emphasis">Code</text:span>: ...Crypto</text:p>
        </text:list-item>
        <text:list-item>
          <text:p text:style-name="P30"><text:span text:style-name="Strong_20_Emphasis">Created date</text:span>: Aug 11-8</text:p>
        </text:list-item>
        <text:list-item>
          <text:p text:style-name="P30"><text:span text:style-name="Strong_20_Emphasis">License type</text:span>: Bygg war</text:p>
        </text:list-item>
        <text:list-item>
          <text:p text:style-name="P30"><text:span text:style-name="Strong_20_Emphasis">Database version</text:span>: File</text:p>
        </text:list-item>
        <text:list-item>
          <text:p text:style-name="P30"><text:span text:style-name="Strong_20_Emphasis">License index</text:span>: Android</text:p>
        </text:list-item>
        <text:list-item>
          <text:p text:style-name="P30"><text:span text:style-name="Strong_20_Emphasis">Internet type</text:span>: iPad</text:p>
        </text:list-item>
        <text:list-item>
          <text:p text:style-name="P30"><text:span text:style-name="Strong_20_Emphasis">Generator set</text:span>: A3207F</text:p>
        </text:list-item>
        <text:list-item>
          <text:p text:style-name="P30"><text:span text:style-name="Strong_20_Emphasis">Material character set</text:span>: Auto shortening virtual</text:p>
        </text:list-item>
        <text:list-item>
          <text:p text:style-name="P30"><text:span text:style-name="Strong_20_Emphasis">Mode</text:span>: Illustration List</text:p>
        </text:list-item>
      </text:list>
      <text:p text:style-name="Horizontal_20_Line"/>
      <text:h text:style-name="Heading_20_3" text:outline-level="3">Resource alloc</text:h>
      <text:list text:style-name="L30">
        <text:list-item>
          <text:p text:style-name="P31"><text:span text:style-name="Strong_20_Emphasis">ECRW source 2</text:span></text:p>
        </text:list-item>
        <text:list-item>
          <text:p text:style-name="P31"><text:span text:style-name="Strong_20_Emphasis">Server</text:span></text:p>
        </text:list-item>
        <text:list-item>
          <text:p text:style-name="P31"><text:span text:style-name="Strong_20_Emphasis">Critical</text:span></text:p>
        </text:list-item>
      </text:list>
      <text:p text:style-name="Horizontal_20_Line"/>
      <text:h text:style-name="Heading_20_3" text:outline-level="3"><text:soft-page-break/>BYOL flexibility</text:h>
      <text:p text:style-name="Text_20_body">BYOL ECRW limits allow you to maintain your new ECRW as the current SAP BYOL. Increase jobs like last when the number of dataers recovery peers, and distribute traffic.</text:p>
      <text:p text:style-name="Horizontal_20_Line"/>
      <text:h text:style-name="Heading_20_3" text:outline-level="3">Profile BYOL ECRW lines</text:h>
      <text:p text:style-name="Text_20_body"><text:span text:style-name="Strong_20_Emphasis">Página 10: [SCREENSHOT - Panel de Detalles de la Base de Datos]</text:span></text:p>
      <text:h text:style-name="Heading_20_1" text:outline-level="1">Autonomous Database licensing</text:h>
      <text:h text:style-name="Heading_20_2" text:outline-level="2">CRACLE Cloud</text:h>
      <text:p text:style-name="Text_20_body">Search resources, services, documentation, and biosensors<text:line-break/>Overview - Autonomous Database - Autonomous Database details</text:p>
      <text:p text:style-name="Horizontal_20_Line"/>
      <text:h text:style-name="Heading_20_3" text:outline-level="3">ATP</text:h>
      <text:list text:style-name="L31">
        <text:list-item>
          <text:p text:style-name="P32"><text:span text:style-name="Strong_20_Emphasis">ATPDEMO</text:span><text:line-break/>Database address</text:p>
        </text:list-item>
        <text:list-item>
          <text:p text:style-name="P32"><text:span text:style-name="Strong_20_Emphasis">ADMINISTRATOR</text:span><text:line-break/>Database address</text:p>
        </text:list-item>
        <text:list-item>
          <text:p text:style-name="P32"><text:span text:style-name="Strong_20_Emphasis">General inform</text:span><text:line-break/>Database address: ATP/SC<text:line-break/>Web-based type: Terminal Component Name: Google_Adapter Status:<text:line-break/>General Editor: Aug 21.4<text:line-break/>License type: Bring your Database websites: No<text:line-break/>License type: Android<text:line-break/>Instance type: Pack<text:line-break/>Generator set: A123/DT<text:line-break/>Material character size: Auto distribution values:<text:line-break/>Mode: Illustration List</text:p>
        </text:list-item>
      </text:list>
      <text:p text:style-name="Horizontal_20_Line"/>
      <text:h text:style-name="Heading_20_3" text:outline-level="3">Resource alloc</text:h>
      <text:p text:style-name="Text_20_body"><text:span text:style-name="Strong_20_Emphasis">[CEN] count: 2</text:span></text:p>
      <text:p text:style-name="Horizontal_20_Line"/>
      <text:h text:style-name="Heading_20_3" text:outline-level="3">Update license and Oracle Database Edition</text:h>
      <text:p text:style-name="Text_20_body">[Data Sign] Open Licensed (IPDO)<text:line-break/>[Inside]</text:p>
      <text:p text:style-name="Text_20_body"><text:span text:style-name="Strong_20_Emphasis">Página 11: [SCREENSHOT - Panel de Información General de ATPDEMO]</text:span></text:p>
      <text:h text:style-name="Heading_20_1" text:outline-level="1"><text:soft-page-break/>Autonomous Database licensing</text:h>
      <text:h text:style-name="Heading_20_2" text:outline-level="2">CRACLE Cloud</text:h>
      <text:p text:style-name="Text_20_body">Search resources, services, documentation, and instructions<text:line-break/>Overview - Autonomous Database + Autonomous Database details</text:p>
      <text:p text:style-name="Horizontal_20_Line"/>
      <text:h text:style-name="Heading_20_3" text:outline-level="3">ATP</text:h>
      <text:list text:style-name="L32">
        <text:list-item>
          <text:p text:style-name="P33"><text:span text:style-name="Strong_20_Emphasis">ATPDEMO</text:span><text:line-break/>● Privacy<text:line-break/>| Database schema | Database connection | Performance hub | Urology resource allocation | More actions |<text:line-break/>|---|---|---|---|---|<text:line-break/>| Autonomous Database Information | Tool configuration | Tags | | |</text:p>
        </text:list-item>
      </text:list>
      <text:p text:style-name="Horizontal_20_Line"/>
      <text:h text:style-name="Heading_20_3" text:outline-level="3">General information</text:h>
      <text:list text:style-name="L33">
        <text:list-item>
          <text:p text:style-name="P34">Database name: ATPDEMO</text:p>
        </text:list-item>
        <text:list-item>
          <text:p text:style-name="P34">Workload type: Transaction Processing</text:p>
        </text:list-item>
        <text:list-item>
          <text:p text:style-name="P34">Component: resource1 (root)</text:p>
        </text:list-item>
        <text:list-item>
          <text:p text:style-name="P34">Code...: Crypto: Status: Copy</text:p>
        </text:list-item>
        <text:list-item>
          <text:p text:style-name="P34">Created: New, Aug 21, 2023, 16:54:48 UTC</text:p>
        </text:list-item>
        <text:list-item>
          <text:p text:style-name="P34">License type: License included</text:p>
        </text:list-item>
        <text:list-item>
          <text:p text:style-name="P34">Database version: 10x</text:p>
        </text:list-item>
        <text:list-item>
          <text:p text:style-name="P34">Windows state: Available! Check database available?</text:p>
        </text:list-item>
        <text:list-item>
          <text:p text:style-name="P34">Intrusion type: Pwd</text:p>
        </text:list-item>
        <text:list-item>
          <text:p text:style-name="P34">Character set: AL3007F4</text:p>
        </text:list-item>
        <text:list-item>
          <text:p text:style-name="P34">National character set: AL1007F4</text:p>
        </text:list-item>
        <text:list-item>
          <text:p text:style-name="P34">Auto interface metadata: Detailed Sizable!</text:p>
        </text:list-item>
        <text:list-item>
          <text:p text:style-name="P34">Native Readership: E2I</text:p>
        </text:list-item>
      </text:list>
      <text:p text:style-name="Horizontal_20_Line"/>
      <text:h text:style-name="Heading_20_3" text:outline-level="3">Resource allocation</text:h>
      <text:p text:style-name="Text_20_body">(EPU) count 2</text:p>
      <text:p text:style-name="Horizontal_20_Line"/>
      <text:h text:style-name="Heading_20_3" text:outline-level="3"><text:soft-page-break/>Disaster recovery ⓒ</text:h>
      <text:list text:style-name="L34">
        <text:list-item>
          <text:p text:style-name="P35">Basic Primary</text:p>
        </text:list-item>
        <text:list-item>
          <text:p text:style-name="P35">Local: Storage-based. Storage to Autonomous Data Guard. Behaviour: Cross-reports for survival</text:p>
        </text:list-item>
      </text:list>
      <text:p text:style-name="Horizontal_20_Line"/>
      <text:h text:style-name="Heading_20_3" text:outline-level="3">Backup</text:h>
      <text:list text:style-name="L35">
        <text:list-item>
          <text:p text:style-name="P36">Autonomic backup retention periods 60 days E2I</text:p>
        </text:list-item>
        <text:list-item>
          <text:p text:style-name="P36">Flow backup attempts:</text:p>
        </text:list-item>
        <text:list-item>
          <text:p text:style-name="P36">Last automatic backups to active backups sent for this database.</text:p>
        </text:list-item>
        <text:list-item>
          <text:p text:style-name="P36">Next long-term backups:</text:p>
        </text:list-item>
        <text:list-item>
          <text:p text:style-name="P36">Long-term backup schedules: Sizable!</text:p>
        </text:list-item>
      </text:list>
      <text:p text:style-name="Horizontal_20_Line"/>
      <text:h text:style-name="Heading_20_3" text:outline-level="3">Network</text:h>
      <text:list text:style-name="L36">
        <text:list-item>
          <text:p text:style-name="P37">Access input allow access access from everywhere</text:p>
        </text:list-item>
        <text:list-item>
          <text:p text:style-name="P37">Access control files: Disabled E2I</text:p>
        </text:list-item>
        <text:list-item>
          <text:p text:style-name="P37">Mutual TLS and TLS authentication: Required 5.01 (T).</text:p>
        </text:list-item>
      </text:list>
      <text:p text:style-name="Standard"/>
      <text:h text:style-name="Heading_20_3" text:outline-level="3"><text:span text:style-name="Strong_20_Emphasis">Documento 4.3: Create Autonomous Database Serverless Instances - Auto Scaling</text:span></text:h>
      <text:p text:style-name="Text_20_body"><text:span text:style-name="Strong_20_Emphasis">Página 1: Portada</text:span><text:line-break/>ORACLE<text:line-break/>University<text:line-break/>Oracle Autonomous Database<text:line-break/>Auto Scaling<text:line-break/>Kamryn Vinson<text:line-break/>SENIOR PRODUCT MANAGER, DATABASE ORACLE</text:p>
      <text:p text:style-name="Text_20_body"><text:span text:style-name="Strong_20_Emphasis">Página 2: Autoescalado del Servidor</text:span></text:p>
      <text:h text:style-name="Heading_20_1" text:outline-level="1">Autonomous Database Serverless: Auto Scaling</text:h>
      <text:p text:style-name="Horizontal_20_Line"/>
      <text:p text:style-name="Text_20_body"><text:span text:style-name="Strong_20_Emphasis">ADB autonomously and continuously monitors the overall system performance.</text:span></text:p>
      <text:list text:style-name="L37">
        <text:list-item>
          <text:p text:style-name="P38">ADB scales CPU and IO resources.</text:p>
        </text:list-item>
        <text:list-item>
          <text:p text:style-name="P38">Scaling up 3x</text:p>
        </text:list-item>
        <text:list-item>
          <text:p text:style-name="P38"><text:soft-page-break/>Auto scaling can be enabled when provisioning an ADB instance or any time using <text:span text:style-name="Strong_20_Emphasis">Scale Up/Down</text:span> on the Oracle Cloud Infrastructure Console.</text:p>
        </text:list-item>
      </text:list>
      <text:p text:style-name="Horizontal_20_Line"/>
      <text:p text:style-name="Text_20_body">Enabling auto scaling does not change the concurrency and parallelism settings for the predefined services.</text:p>
      <text:p text:style-name="Text_20_body"><text:span text:style-name="Strong_20_Emphasis">Página 3: Funcionamiento del Autoescalado</text:span></text:p>
      <text:h text:style-name="Heading_20_1" text:outline-level="1">Auto Scaling</text:h>
      <text:list text:style-name="L38">
        <text:list-item>
          <text:p text:style-name="P39">Enabled by default*</text:p>
        </text:list-item>
        <text:list-item>
          <text:p text:style-name="P39">Can be disabled at any time</text:p>
        </text:list-item>
        <text:list-item>
          <text:p text:style-name="P39">3x base number of active ECPUs</text:p>
        </text:list-item>
        <text:list-item>
          <text:p text:style-name="P39">ECPUs auto scale back down to the base number.</text:p>
        </text:list-item>
        <text:list-item>
          <text:p text:style-name="P39">Changing the setting does not require database downtime.</text:p>
        </text:list-item>
      </text:list>
      <text:p text:style-name="Horizontal_20_Line"/>
      <text:p text:style-name="Text_20_body"><text:span text:style-name="Strong_20_Emphasis">Note</text:span><text:line-break/>If you are provisioning an always-free database, auto scaling is not enabled by default.</text:p>
      <text:list text:style-name="L39">
        <text:list-item>
          <text:p text:style-name="P40">Auto scaling<text:line-break/>Allows system to use up to three times the provisioned number of cores as the workload increases. Learn more.</text:p>
        </text:list-item>
      </text:list>
      <text:p text:style-name="Text_20_body"><text:span text:style-name="Strong_20_Emphasis">Página 4: [Vacía]</text:span></text:p>
      <text:p text:style-name="Text_20_body"><text:span text:style-name="Strong_20_Emphasis">Página 5: [SCREENSHOT - Panel de Detalles de la Instancia ATPDEMO]</text:span></text:p>
      <text:h text:style-name="Heading_20_1" text:outline-level="1">Setting Up Auto Scaling: Any Time</text:h>
      <text:h text:style-name="Heading_20_2" text:outline-level="2">ATP</text:h>
      <text:list text:style-name="L40">
        <text:list-item>
          <text:p text:style-name="P41"><text:span text:style-name="Strong_20_Emphasis">Auto-nomous Database Information</text:span><text:line-break/>Tool configuration<text:line-break/>Tags</text:p>
        </text:list-item>
      </text:list>
      <text:p text:style-name="Horizontal_20_Line"/>
      <text:h text:style-name="Heading_20_3" text:outline-level="3">General information</text:h>
      <text:list text:style-name="L41">
        <text:list-item>
          <text:p text:style-name="P42"><text:span text:style-name="Strong_20_Emphasis">Database name</text:span>: ATPDEMO</text:p>
        </text:list-item>
        <text:list-item>
          <text:p text:style-name="P42"><text:span text:style-name="Strong_20_Emphasis">Workload type</text:span>: Transaction Processing</text:p>
        </text:list-item>
        <text:list-item>
          <text:p text:style-name="P42"><text:span text:style-name="Strong_20_Emphasis">Compartments</text:span>: viscool4211 (web)</text:p>
        </text:list-item>
        <text:list-item>
          <text:p text:style-name="P42"><text:span text:style-name="Strong_20_Emphasis">OCID</text:span>: ...digraphs 32cat 52bit</text:p>
        </text:list-item>
        <text:list-item>
          <text:p text:style-name="P42"><text:soft-page-break/><text:span text:style-name="Strong_20_Emphasis">Gender</text:span>: Fr. Aug 16, 2023, 20:00:04 UTC</text:p>
        </text:list-item>
        <text:list-item>
          <text:p text:style-name="P42"><text:span text:style-name="Strong_20_Emphasis">License type</text:span>: License included</text:p>
        </text:list-item>
        <text:list-item>
          <text:p text:style-name="P42"><text:span text:style-name="Strong_20_Emphasis">Database version</text:span>: 4</text:p>
        </text:list-item>
        <text:list-item>
          <text:p text:style-name="P42"><text:span text:style-name="Strong_20_Emphasis">Line cycle state</text:span>: Available / Check database availability</text:p>
        </text:list-item>
        <text:list-item>
          <text:p text:style-name="P42"><text:span text:style-name="Strong_20_Emphasis">Instance type</text:span>: Pied</text:p>
        </text:list-item>
        <text:list-item>
          <text:p text:style-name="P42"><text:span text:style-name="Strong_20_Emphasis">Character set</text:span>: AL12UTTP</text:p>
        </text:list-item>
        <text:list-item>
          <text:p text:style-name="P42"><text:span text:style-name="Strong_20_Emphasis">National character set</text:span>: AL15UTTHS</text:p>
        </text:list-item>
        <text:list-item>
          <text:p text:style-name="P42"><text:span text:style-name="Strong_20_Emphasis">Auto start/step schedule</text:span>: Disabled Scizable</text:p>
        </text:list-item>
        <text:list-item>
          <text:p text:style-name="P42"><text:span text:style-name="Strong_20_Emphasis">Mode</text:span>: Requireme 521</text:p>
        </text:list-item>
      </text:list>
      <text:p text:style-name="Horizontal_20_Line"/>
      <text:h text:style-name="Heading_20_3" text:outline-level="3">Resource allocation</text:h>
      <text:list text:style-name="L42">
        <text:list-item>
          <text:p text:style-name="P43"><text:span text:style-name="Strong_20_Emphasis">ECPU count</text:span>: 2</text:p>
        </text:list-item>
        <text:list-item>
          <text:p text:style-name="P43"><text:span text:style-name="Strong_20_Emphasis">Compute auto scaling</text:span>: Exeated</text:p>
        </text:list-item>
        <text:list-item>
          <text:p text:style-name="P43"><text:span text:style-name="Strong_20_Emphasis">Storage</text:span>: 1 TB</text:p>
        </text:list-item>
        <text:list-item>
          <text:p text:style-name="P43"><text:span text:style-name="Strong_20_Emphasis">Storage auto scaling</text:span>: Exeated</text:p>
        </text:list-item>
      </text:list>
      <text:p text:style-name="Horizontal_20_Line"/>
      <text:h text:style-name="Heading_20_3" text:outline-level="3">Disaster recovery</text:h>
      <text:list text:style-name="L43">
        <text:list-item>
          <text:p text:style-name="P44"><text:span text:style-name="Strong_20_Emphasis">Rule</text:span>: Primary</text:p>
        </text:list-item>
        <text:list-item>
          <text:p text:style-name="P44"><text:span text:style-name="Strong_20_Emphasis">Local</text:span>: Backup-based Microsite &amp; Autonomous Data Guard Switchover</text:p>
        </text:list-item>
        <text:list-item>
          <text:p text:style-name="P44"><text:span text:style-name="Strong_20_Emphasis">Cross-region</text:span>: Not enabled</text:p>
        </text:list-item>
      </text:list>
      <text:p text:style-name="Horizontal_20_Line"/>
      <text:h text:style-name="Heading_20_3" text:outline-level="3">Backup</text:h>
      <text:list text:style-name="L44">
        <text:list-item>
          <text:p text:style-name="P45"><text:span text:style-name="Strong_20_Emphasis">Automatic backup retention period</text:span>: 60 days EoE</text:p>
        </text:list-item>
        <text:list-item>
          <text:p text:style-name="P45"><text:span text:style-name="Strong_20_Emphasis">Total backup storage</text:span>: -</text:p>
        </text:list-item>
        <text:list-item>
          <text:p text:style-name="P45"><text:span text:style-name="Strong_20_Emphasis">Last automatic backup</text:span>: No active backups exist for this database.</text:p>
        </text:list-item>
        <text:list-item>
          <text:p text:style-name="P45"><text:span text:style-name="Strong_20_Emphasis">Next long-term backup</text:span>: -</text:p>
        </text:list-item>
        <text:list-item>
          <text:p text:style-name="P45"><text:span text:style-name="Strong_20_Emphasis">Long-term backup schedule</text:span>: Scizable</text:p>
        </text:list-item>
      </text:list>
      <text:p text:style-name="Horizontal_20_Line"/>
      <text:h text:style-name="Heading_20_3" text:outline-level="3">Network</text:h>
      <text:list text:style-name="L45">
        <text:list-item>
          <text:p text:style-name="P46"><text:span text:style-name="Strong_20_Emphasis">Access type</text:span>: Allow secure access from everywhere</text:p>
        </text:list-item>
        <text:list-item>
          <text:p text:style-name="P46"><text:span text:style-name="Strong_20_Emphasis">Access content list</text:span>: Detailed ESI</text:p>
        </text:list-item>
        <text:list-item>
          <text:p text:style-name="P46"><text:soft-page-break/><text:span text:style-name="Strong_20_Emphasis">Mutual TLS IP11LIB authenticator</text:span>: Required ESI</text:p>
        </text:list-item>
      </text:list>
      <text:p text:style-name="Horizontal_20_Line"/>
      <text:h text:style-name="Heading_20_3" text:outline-level="3">Maintenance</text:h>
      <text:list text:style-name="L46">
        <text:list-item>
          <text:p text:style-name="P47"><text:span text:style-name="Strong_20_Emphasis">Patch level</text:span>: Regular</text:p>
        </text:list-item>
      </text:list>
      <text:p text:style-name="Text_20_body"><text:span text:style-name="Strong_20_Emphasis">Página 6: [SCREENSHOT - Panel de Gestión de Escalado]</text:span></text:p>
      <text:h text:style-name="Heading_20_1" text:outline-level="1">Setting Up Auto Scaling: Any Time</text:h>
      <text:h text:style-name="Heading_20_2" text:outline-level="2">CRACLE Cloud</text:h>
      <text:p text:style-name="Text_20_body">Search resources, services, documentation, and Marketplace</text:p>
      <text:p text:style-name="Horizontal_20_Line"/>
      <text:h text:style-name="Heading_20_3" text:outline-level="3">ATPDEMO</text:h>
      <text:p text:style-name="Text_20_body"><text:span text:style-name="Strong_20_Emphasis">Pirus</text:span></text:p>
      <table:table table:name="Table3" table:style-name="Table3">
        <table:table-column table:style-name="Table3.A"/>
        <table:table-column table:style-name="Table3.B"/>
        <table:table-header-rows>
          <table:table-row>
            <table:table-cell table:style-name="Table3.A1" office:value-type="string">
              <text:p text:style-name="Table_20_Heading">Database actions</text:p>
            </table:table-cell>
            <table:table-cell table:style-name="Table3.A1" office:value-type="string">
              <text:p text:style-name="Table_20_Heading">Data</text:p>
            </table:table-cell>
          </table:table-row>
        </table:table-header-rows>
      </table:table>
      <text:p text:style-name="Horizontal_20_Line"/>
      <text:h text:style-name="Heading_20_3" text:outline-level="3">Autonomous Database</text:h>
      <text:p text:style-name="Text_20_body">General Informat<text:line-break/><text:span text:style-name="Strong_20_Emphasis">Database name:</text:span> ATPDEMO<text:line-break/><text:span text:style-name="Strong_20_Emphasis">Workload type:</text:span> Transaction<text:line-break/><text:span text:style-name="Strong_20_Emphasis">Compartment:</text:span> Unicode2111<text:line-break/><text:span text:style-name="Strong_20_Emphasis">OCID:</text:span> ...<text:a xlink:type="simple" xlink:href="https://app.mp/" office:target-frame-name="_blank" xlink:show="new" text:style-name="Internet_20_link" text:visited-style-name="Visited_20_Internet_20_Link">app.mp</text:a>. 32bit/ C4<text:line-break/><text:span text:style-name="Strong_20_Emphasis">Created:</text:span> Fri, Aug 18, 2023<text:line-break/><text:span text:style-name="Strong_20_Emphasis">License type:</text:span> License Initial<text:line-break/><text:span text:style-name="Strong_20_Emphasis">Database version:</text:span> Tue<text:line-break/><text:span text:style-name="Strong_20_Emphasis">Libicycle state:</text:span> Available C2<text:line-break/><text:span text:style-name="Strong_20_Emphasis">Instance type:</text:span> Pwd<text:line-break/><text:span text:style-name="Strong_20_Emphasis">Character set:</text:span> AL32UTR8<text:line-break/><text:span text:style-name="Strong_20_Emphasis">National character set:</text:span> A1<text:line-break/><text:span text:style-name="Strong_20_Emphasis">Auto start/stop scheduler:</text:span> f<text:line-break/><text:span text:style-name="Strong_20_Emphasis">Mode:</text:span> Read/write Ecli<text:line-break/>Resource allocat<text:line-break/><text:span text:style-name="Strong_20_Emphasis">ECPU count:</text:span> 2<text:line-break/><text:span text:style-name="Strong_20_Emphasis">Compute auto scaling:</text:span> En<text:line-break/><text:span text:style-name="Strong_20_Emphasis">Spouse:</text:span> 1 TB</text:p>
      <text:p text:style-name="Horizontal_20_Line"/>
      <text:h text:style-name="Heading_20_3" text:outline-level="3"><text:soft-page-break/>Manage scaling</text:h>
      <text:list text:style-name="L47">
        <text:list-item>
          <text:p text:style-name="P48"><text:span text:style-name="Strong_20_Emphasis">ECPU count</text:span>: 0<text:line-break/>6</text:p>
          <text:list>
            <text:list-item>
              <text:p text:style-name="P48">Based on ECPU count: ECPU counts are multiples of 5.</text:p>
            </text:list-item>
          </text:list>
        </text:list-item>
        <text:list-item>
          <text:p text:style-name="P48"><text:span text:style-name="Strong_20_Emphasis">Compute auto scaling</text:span>:</text:p>
          <text:list>
            <text:list-item>
              <text:p text:style-name="P48">Allow system to expand up to three times the specified ECPU count as demand increases. Lasts issue direct data scaling.</text:p>
            </text:list-item>
          </text:list>
        </text:list-item>
      </text:list>
      <text:p text:style-name="Horizontal_20_Line"/>
      <text:h text:style-name="Heading_20_3" text:outline-level="3">Storage (TB)</text:h>
      <table:table table:name="Table4" table:style-name="Table4">
        <table:table-column table:style-name="Table4.A"/>
        <table:table-column table:style-name="Table4.B"/>
        <table:table-header-rows>
          <table:table-row>
            <table:table-cell table:style-name="Table4.A1" office:value-type="string">
              <text:p text:style-name="Table_20_Heading">1</text:p>
            </table:table-cell>
            <table:table-cell table:style-name="Table4.A1" office:value-type="string">
              <text:p text:style-name="Table_20_Heading">The amount of storage is discrete. Min storage allowed is 30x TB.</text:p>
            </table:table-cell>
          </table:table-row>
        </table:table-header-rows>
        <table:table-row>
          <table:table-cell table:style-name="Table4.A1" office:value-type="string">
            <text:p text:style-name="Table_20_Contents">2</text:p>
          </table:table-cell>
          <table:table-cell table:style-name="Table4.A1" office:value-type="string">
            <text:p text:style-name="Table_20_Contents">Storage auto scaling:</text:p>
          </table:table-cell>
        </table:table-row>
      </table:table>
      <text:list text:style-name="L48">
        <text:list-item>
          <text:p text:style-name="P49">Allow system to expand up to three times the moment storage. |</text:p>
        </text:list-item>
      </text:list>
      <text:p text:style-name="Horizontal_20_Line"/>
      <text:h text:style-name="Heading_20_3" text:outline-level="3">Allocated storage:</text:h>
      <text:p text:style-name="Text_20_body">| Server | Some storage records, that min direction of a significant amount of min. Lasts issue. |</text:p>
      <text:p text:style-name="Horizontal_20_Line"/>
      <text:h text:style-name="Heading_20_3" text:outline-level="3">Storage auto scaling: Disk</text:h>
      <text:p text:style-name="Horizontal_20_Line"/>
      <text:h text:style-name="Heading_20_3" text:outline-level="3"><text:span text:style-name="Strong_20_Emphasis">Documento 4.4: Create Autonomous Database Serverless Instances - Provision</text:span></text:h>
      <text:p text:style-name="Text_20_body"><text:span text:style-name="Strong_20_Emphasis">Página 1: Portada</text:span><text:line-break/>ORACLE<text:line-break/>University<text:line-break/>Oracle Autonomous Database<text:line-break/>Provisioning<text:line-break/>Kamryn Vinson<text:line-break/>SENIOR PRODUCT MANAGER, DATABASE ORACLE</text:p>
      <text:p text:style-name="Text_20_body"><text:span text:style-name="Strong_20_Emphasis">Página 2: Visión General del Aprovisionamiento</text:span></text:p>
      <text:h text:style-name="Heading_20_1" text:outline-level="1">Provisioning the Database</text:h>
      <text:list text:style-name="L49">
        <text:list-item>
          <text:p text:style-name="P50">Private software-defined network</text:p>
        </text:list-item>
        <text:list-item>
          <text:p text:style-name="P50">Fully encrypted database<text:line-break/><text:span text:style-name="Strong_20_Emphasis">Automates provisioning a scalable, secure, and highly available database</text:span></text:p>
        </text:list-item>
      </text:list>
      <text:p text:style-name="Horizontal_20_Line"/>
      <text:h text:style-name="Heading_20_3" text:outline-level="3"><text:soft-page-break/>Scalable RAC Cluster running on Exadata</text:h>
      <text:p text:style-name="Text_20_body">Configures automatic processes such as backup<text:line-break/>You choose the number of CPUs and the storage size in terabytes.</text:p>
      <text:p text:style-name="Text_20_body"><text:span text:style-name="Strong_20_Emphasis">Página 3: [SCREENSHOT - Página de Inicio de OCI (Dashboard)]</text:span></text:p>
      <text:h text:style-name="Heading_20_1" text:outline-level="1">Provisioning an Autonomous Database</text:h>
      <text:h text:style-name="Heading_20_2" text:outline-level="2">Oracle Cloud</text:h>
      <text:list text:style-name="L50">
        <text:list-item>
          <text:p text:style-name="P51">Search resources, services, documentation, and Marketplace</text:p>
        </text:list-item>
      </text:list>
      <text:h text:style-name="Heading_20_3" text:outline-level="3">Get Started</text:h>
      <text:list text:style-name="L51">
        <text:list-item>
          <text:p text:style-name="P52">Dashboard</text:p>
        </text:list-item>
      </text:list>
      <text:p text:style-name="Horizontal_20_Line"/>
      <text:h text:style-name="Heading_20_2" text:outline-level="2">Service links</text:h>
      <text:list text:style-name="L52">
        <text:list-item>
          <text:p text:style-name="P53">PINBED</text:p>
          <text:list>
            <text:list-item>
              <text:p text:style-name="P53">Instance Compute</text:p>
            </text:list-item>
            <text:list-item>
              <text:p text:style-name="P53">Visual Cloud Network Networking</text:p>
            </text:list-item>
          </text:list>
        </text:list-item>
      </text:list>
      <text:h text:style-name="Heading_20_3" text:outline-level="3">RESORTLY VISITED</text:h>
      <text:list text:style-name="L53">
        <text:list-item>
          <text:p text:style-name="P54">Autonomous Database Autonomous Database Autonomous Account Management</text:p>
        </text:list-item>
        <text:list-item>
          <text:p text:style-name="P54">Restoration Lenses Manager</text:p>
        </text:list-item>
        <text:list-item>
          <text:p text:style-name="P54">Restoration Application Integration</text:p>
        </text:list-item>
        <text:list-item>
          <text:p text:style-name="P54">Autonomous Data Warehouse Autonomous Database</text:p>
        </text:list-item>
      </text:list>
      <text:h text:style-name="Heading_20_3" text:outline-level="3">RECOMMENDED - Quizzes</text:h>
      <text:list text:style-name="L54">
        <text:list-item>
          <text:p text:style-name="P55">Policies Identity</text:p>
        </text:list-item>
        <text:list-item>
          <text:p text:style-name="P55">Business Object Storage &amp; Archive Storage</text:p>
        </text:list-item>
        <text:list-item>
          <text:p text:style-name="P55">Users Identity</text:p>
        </text:list-item>
        <text:list-item>
          <text:p text:style-name="P55">Library Language</text:p>
        </text:list-item>
        <text:list-item>
          <text:p text:style-name="P55">Device Identity</text:p>
        </text:list-item>
        <text:list-item>
          <text:p text:style-name="P55">Transient Organization Management</text:p>
        </text:list-item>
      </text:list>
      <text:p text:style-name="Horizontal_20_Line"/>
      <text:h text:style-name="Heading_20_2" text:outline-level="2">Quickstarts</text:h>
      <text:list text:style-name="L55">
        <text:list-item>
          <text:p text:style-name="P56">FURNARD</text:p>
          <text:list>
            <text:list-item>
              <text:p text:style-name="P56"><text:soft-page-break/>Predict the result of the next race</text:p>
              <text:list>
                <text:list-item>
                  <text:p text:style-name="P56">25-30 mins</text:p>
                </text:list-item>
              </text:list>
            </text:list-item>
          </text:list>
        </text:list-item>
      </text:list>
      <text:h text:style-name="Heading_20_3" text:outline-level="3">APPLICATION CONTROVMENT</text:h>
      <text:list text:style-name="L56">
        <text:list-item>
          <text:p text:style-name="P57">Deploy a WordPress website</text:p>
          <text:list>
            <text:list-item>
              <text:p text:style-name="P57">4-8 mins</text:p>
            </text:list-item>
          </text:list>
        </text:list-item>
      </text:list>
      <text:h text:style-name="Heading_20_3" text:outline-level="3">APPLICATION EXPLOREMENT</text:h>
      <text:list text:style-name="L57">
        <text:list-item>
          <text:p text:style-name="P58">Deploy a baseline landing zone</text:p>
          <text:list>
            <text:list-item>
              <text:p text:style-name="P58">7-9 mins</text:p>
            </text:list-item>
          </text:list>
        </text:list-item>
      </text:list>
      <text:h text:style-name="Heading_20_3" text:outline-level="3">APPLICATION EXPLOREMENT</text:h>
      <text:list text:style-name="L58">
        <text:list-item>
          <text:p text:style-name="P59">Deploy a low-code app on Autonomous Database using APEX</text:p>
          <text:list>
            <text:list-item>
              <text:p text:style-name="P59">3-5 mins</text:p>
            </text:list-item>
          </text:list>
        </text:list-item>
      </text:list>
      <text:h text:style-name="Heading_20_3" text:outline-level="3">QUALITABLE</text:h>
      <text:list text:style-name="L59">
        <text:list-item>
          <text:p text:style-name="P60">Visualize and analyze Straw data on Autonomous Database</text:p>
          <text:list>
            <text:list-item>
              <text:p text:style-name="P60">2-4 mins</text:p>
            </text:list-item>
          </text:list>
        </text:list-item>
      </text:list>
      <text:p text:style-name="Horizontal_20_Line"/>
      <text:h text:style-name="Heading_20_2" text:outline-level="2">User review</text:h>
      <text:list text:style-name="L60">
        <text:list-item>
          <text:p text:style-name="P61">All services operational</text:p>
        </text:list-item>
        <text:list-item>
          <text:p text:style-name="P61">View health dashboard</text:p>
        </text:list-item>
      </text:list>
      <text:h text:style-name="Heading_20_3" text:outline-level="3">Usage</text:h>
      <text:list text:style-name="L61">
        <text:list-item>
          <text:p text:style-name="P62">Usage area</text:p>
        </text:list-item>
        <text:list-item>
          <text:p text:style-name="P62">Subscription 750.073</text:p>
        </text:list-item>
        <text:list-item>
          <text:p text:style-name="P62">$15.00 x$10 ms Test cards</text:p>
        </text:list-item>
        <text:list-item>
          <text:p text:style-name="P62">$5.44 x$14 ms</text:p>
        </text:list-item>
      </text:list>
      <text:h text:style-name="Heading_20_3" text:outline-level="3">SGP or IPSI apps</text:h>
      <text:list text:style-name="L62">
        <text:list-item>
          <text:p text:style-name="P63">Cost savings opportunities</text:p>
        </text:list-item>
        <text:list-item>
          <text:p text:style-name="P63">External savings: 0</text:p>
        </text:list-item>
        <text:list-item>
          <text:p text:style-name="P63">View recommendations: 0</text:p>
        </text:list-item>
      </text:list>
      <text:h text:style-name="Heading_20_3" text:outline-level="3">OCI mobile app</text:h>
      <text:list text:style-name="L63">
        <text:list-item>
          <text:p text:style-name="P64">Online admin, news billing and usage data,</text:p>
        </text:list-item>
        <text:list-item>
          <text:p text:style-name="P64"><text:soft-page-break/>and message relevance on the go:</text:p>
        </text:list-item>
        <text:list-item>
          <text:p text:style-name="P64">Install new</text:p>
        </text:list-item>
      </text:list>
      <text:h text:style-name="Heading_20_3" text:outline-level="3">Get early access to OCI features</text:h>
      <text:list text:style-name="L64">
        <text:list-item>
          <text:p text:style-name="P65">The OCI application features such as password.</text:p>
        </text:list-item>
      </text:list>
      <text:p text:style-name="Text_20_body"><text:span text:style-name="Strong_20_Emphasis">Página 4: [SCREENSHOT - Menú de Navegación de OCI]</text:span></text:p>
      <text:h text:style-name="Heading_20_1" text:outline-level="1">Provisioning an Autonomous Database</text:h>
      <text:h text:style-name="Heading_20_2" text:outline-level="2">Oracle Cloud</text:h>
      <text:p text:style-name="Text_20_body">Search resources, services, documentation, and technologies<text:line-break/>US East (Ashburn)</text:p>
      <text:p text:style-name="Horizontal_20_Line"/>
      <text:h text:style-name="Heading_20_3" text:outline-level="3">Home</text:h>
      <text:list text:style-name="L65">
        <text:list-item>
          <text:p text:style-name="P66">Compile Storage</text:p>
        </text:list-item>
        <text:list-item>
          <text:p text:style-name="P66">Networking</text:p>
        </text:list-item>
        <text:list-item>
          <text:p text:style-name="P66">Oracle Database</text:p>
        </text:list-item>
        <text:list-item>
          <text:p text:style-name="P66">Databases</text:p>
        </text:list-item>
        <text:list-item>
          <text:p text:style-name="P66">Analytics &amp; AI</text:p>
        </text:list-item>
        <text:list-item>
          <text:p text:style-name="P66">Developer Services</text:p>
        </text:list-item>
        <text:list-item>
          <text:p text:style-name="P66">Identity &amp; Security</text:p>
        </text:list-item>
        <text:list-item>
          <text:p text:style-name="P66">Observability &amp; Management</text:p>
        </text:list-item>
        <text:list-item>
          <text:p text:style-name="P66">Hybrid</text:p>
        </text:list-item>
        <text:list-item>
          <text:p text:style-name="P66">Migration &amp; Disaster Recovery</text:p>
        </text:list-item>
        <text:list-item>
          <text:p text:style-name="P66">Billing &amp; Cost Management</text:p>
        </text:list-item>
        <text:list-item>
          <text:p text:style-name="P66">Governance &amp; Administration</text:p>
        </text:list-item>
        <text:list-item>
          <text:p text:style-name="P66">Marketplace</text:p>
        </text:list-item>
      </text:list>
      <text:p text:style-name="Horizontal_20_Line"/>
      <text:h text:style-name="Heading_20_3" text:outline-level="3">Overview</text:h>
      <text:list text:style-name="L66">
        <text:list-item>
          <text:p text:style-name="P67">Autonomous Database</text:p>
        </text:list-item>
        <text:list-item>
          <text:p text:style-name="P67">Autonomous Data Warehouse</text:p>
        </text:list-item>
        <text:list-item>
          <text:p text:style-name="P67">Autonomous JSON Database</text:p>
        </text:list-item>
        <text:list-item>
          <text:p text:style-name="P67">Autonomous Transaction Processing</text:p>
        </text:list-item>
        <text:list-item>
          <text:p text:style-name="P67"><text:soft-page-break/>Autonomous Dedicated Infrastructure</text:p>
        </text:list-item>
        <text:list-item>
          <text:p text:style-name="P67">Oracle Base Database (VM, DM)</text:p>
        </text:list-item>
        <text:list-item>
          <text:p text:style-name="P67">Exadata on Oracle Public Cloud</text:p>
        </text:list-item>
      </text:list>
      <text:p text:style-name="Horizontal_20_Line"/>
      <text:h text:style-name="Heading_20_3" text:outline-level="3">Exadata Cloud@Customer</text:h>
      <text:list text:style-name="L67">
        <text:list-item>
          <text:p text:style-name="P68">External Database</text:p>
        </text:list-item>
        <text:list-item>
          <text:p text:style-name="P68">Data Safe</text:p>
        </text:list-item>
        <text:list-item>
          <text:p text:style-name="P68">Overview</text:p>
        </text:list-item>
        <text:list-item>
          <text:p text:style-name="P68">Target Databases</text:p>
        </text:list-item>
        <text:list-item>
          <text:p text:style-name="P68">Security Center</text:p>
        </text:list-item>
        <text:list-item>
          <text:p text:style-name="P68">GoldenGate</text:p>
        </text:list-item>
        <text:list-item>
          <text:p text:style-name="P68">Operator Access Control</text:p>
        </text:list-item>
      </text:list>
      <text:p text:style-name="Horizontal_20_Line"/>
      <text:h text:style-name="Heading_20_3" text:outline-level="3">Related Services</text:h>
      <text:list text:style-name="L68">
        <text:list-item>
          <text:p text:style-name="P69">APEX Application Development</text:p>
        </text:list-item>
        <text:list-item>
          <text:p text:style-name="P69">SQL Worksheet</text:p>
        </text:list-item>
        <text:list-item>
          <text:p text:style-name="P69">Database Management</text:p>
        </text:list-item>
        <text:list-item>
          <text:p text:style-name="P69">Mysteries</text:p>
        </text:list-item>
        <text:list-item>
          <text:p text:style-name="P69">Data Integration</text:p>
        </text:list-item>
        <text:list-item>
          <text:p text:style-name="P69">Streaming</text:p>
        </text:list-item>
        <text:list-item>
          <text:p text:style-name="P69">MySQL</text:p>
        </text:list-item>
        <text:list-item>
          <text:p text:style-name="P69">Oracle NoSQL Database</text:p>
        </text:list-item>
      </text:list>
      <text:p text:style-name="Horizontal_20_Line"/>
      <text:h text:style-name="Heading_20_3" text:outline-level="3">Help</text:h>
      <text:list text:style-name="L69">
        <text:list-item>
          <text:p text:style-name="P70">Autonomous Database</text:p>
        </text:list-item>
        <text:list-item>
          <text:p text:style-name="P70">Raw Meta and VM DB Systems</text:p>
        </text:list-item>
        <text:list-item>
          <text:p text:style-name="P70">Exadata Cloud@Customer</text:p>
        </text:list-item>
        <text:list-item>
          <text:p text:style-name="P70">AI Oracle Database Documentation</text:p>
        </text:list-item>
      </text:list>
      <text:p text:style-name="Horizontal_20_Line"/>
      <text:p text:style-name="Text_20_body">APPILICATION ECCELOPMENT</text:p>
      <text:p text:style-name="Text_20_body"><text:span text:style-name="Strong_20_Emphasis">Página 5: [SCREENSHOT - Página de Listado de Autonomous Databases]</text:span></text:p>
      <text:h text:style-name="Heading_20_1" text:outline-level="1"><text:soft-page-break/>Provisioning an Autonomous Database</text:h>
      <text:h text:style-name="Heading_20_2" text:outline-level="2">ORACLE Cloud</text:h>
      <text:p text:style-name="Text_20_body">Search resources, services, documentation, and technologies</text:p>
      <text:h text:style-name="Heading_20_3" text:outline-level="3">Overview - Autonomous Database - Autonomous Databases</text:h>
      <text:p text:style-name="Text_20_body">Autonomous Database<text:line-break/>Autonomous Database delivers fast performance and requires no database administration. It performs all routine database maintenance tasks while the system is running, without human intervention. Autonomous Database located in the Oracle cloud can run on dedicated or shared infrastructure. [Last 2020]</text:p>
      <text:p text:style-name="Horizontal_20_Line"/>
      <text:h text:style-name="Heading_20_3" text:outline-level="3">Data Availability Statement</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Table_20_Heading">Display Name</text:p>
            </table:table-cell>
            <table:table-cell table:style-name="Table5.A1" office:value-type="string">
              <text:p text:style-name="Table_20_Heading">State</text:p>
            </table:table-cell>
            <table:table-cell table:style-name="Table5.A1" office:value-type="string">
              <text:p text:style-name="Table_20_Heading">Dedicated</text:p>
            </table:table-cell>
            <table:table-cell table:style-name="Table5.A1" office:value-type="string">
              <text:p text:style-name="Table_20_Heading">Compate</text:p>
            </table:table-cell>
            <table:table-cell table:style-name="Table5.A1" office:value-type="string">
              <text:p text:style-name="Table_20_Heading">Storage</text:p>
            </table:table-cell>
            <table:table-cell table:style-name="Table5.A1" office:value-type="string">
              <text:p text:style-name="Table_20_Heading">Workload type</text:p>
            </table:table-cell>
            <table:table-cell table:style-name="Table5.A1" office:value-type="string">
              <text:p text:style-name="Table_20_Heading">Autonomous Data Guard</text:p>
            </table:table-cell>
            <table:table-cell table:style-name="Table5.A1" office:value-type="string">
              <text:p text:style-name="Table_20_Heading">Created</text:p>
            </table:table-cell>
          </table:table-row>
        </table:table-header-rows>
        <table:table-row>
          <table:table-cell table:style-name="Table5.A1" office:value-type="string">
            <text:p text:style-name="Table_20_Contents">Autonomous Database</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Table_20_Contents">Autonomous Database VM Cluster</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row>
          <table:table-cell table:style-name="Table5.A1" office:value-type="string">
            <text:p text:style-name="Table_20_Contents">EndData Infrastructure</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Table_20_Contents">Displaying 9 Autonomous Databases</text:p>
          </table:table-cell>
        </table:table-row>
        <table:table-row>
          <table:table-cell table:style-name="Table5.A1" office:value-type="string">
            <text:p text:style-name="Table_20_Contents">[Last 2020]</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row>
      </table:table>
      <text:p text:style-name="Horizontal_20_Line"/>
      <text:h text:style-name="Heading_20_3" text:outline-level="3">Compartment</text:h>
      <text:p text:style-name="Text_20_body"><text:span text:style-name="Strong_20_Emphasis">sablowcatRef (root)</text:span></text:p>
      <text:list text:style-name="L70">
        <text:list-item>
          <text:p text:style-name="P71"><text:span text:style-name="Strong_20_Emphasis">Fines</text:span></text:p>
          <text:list>
            <text:list-item>
              <text:p text:style-name="P71">Workload type:</text:p>
            </text:list-item>
            <text:list-item>
              <text:p text:style-name="P71">All:</text:p>
            </text:list-item>
            <text:list-item>
              <text:p text:style-name="P71">Same</text:p>
            </text:list-item>
            <text:list-item>
              <text:p text:style-name="P71">Any state:</text:p>
            </text:list-item>
            <text:list-item>
              <text:p text:style-name="P71">&lt; 1 of &gt;<text:line-break/>Select a compartment to assign the Database Resource.<text:line-break/>You can view all Autonomous Databases in the compartment or filter by Data Warehouse/Transaction Processing.<text:line-break/>You can also filter the displayed databases by their state.</text:p>
            </text:list-item>
          </text:list>
        </text:list-item>
      </text:list>
      <text:p text:style-name="Text_20_body"><text:span text:style-name="Strong_20_Emphasis">Página 6: [SCREENSHOT - Primer Paso de Creación: Información Básica]</text:span></text:p>
      <text:h text:style-name="Heading_20_1" text:outline-level="1"><text:soft-page-break/>Provisioning an Autonomous Database</text:h>
      <text:h text:style-name="Heading_20_2" text:outline-level="2">Create Autonomous Database</text:h>
      <text:p text:style-name="Text_20_body"><text:span text:style-name="Strong_20_Emphasis">Provide basic information for the Autonomous Database</text:span></text:p>
      <text:list text:style-name="L71">
        <text:list-item>
          <text:p text:style-name="P72"><text:span text:style-name="Strong_20_Emphasis">Compartment</text:span></text:p>
          <text:list>
            <text:list-item>
              <text:p text:style-name="P72">Workshops</text:p>
            </text:list-item>
            <text:list-item>
              <text:p text:style-name="P72">adec-jom /root/Workshops</text:p>
            </text:list-item>
          </text:list>
        </text:list-item>
        <text:list-item>
          <text:p text:style-name="P72"><text:span text:style-name="Strong_20_Emphasis">Display name</text:span></text:p>
          <text:list>
            <text:list-item>
              <text:p text:style-name="P72">Financials<text:line-break/>A user-friendly name to help you easily identify the resource.</text:p>
            </text:list-item>
          </text:list>
        </text:list-item>
        <text:list-item>
          <text:p text:style-name="P72"><text:span text:style-name="Strong_20_Emphasis">Database name</text:span></text:p>
          <text:list>
            <text:list-item>
              <text:p text:style-name="P72">findb<text:line-break/>The name must contain only letters and numbers, starting with a letter. Maximum of 30 characters.</text:p>
            </text:list-item>
          </text:list>
        </text:list-item>
      </text:list>
      <text:p text:style-name="Text_20_body"><text:span text:style-name="Strong_20_Emphasis">Página 7: [SCREENSHOT - Segundo Paso: Configuración de Tipo de Carga, Implementación y Base de Datos]</text:span></text:p>
      <text:h text:style-name="Heading_20_1" text:outline-level="1">Provisioning an Autonomous Database</text:h>
      <text:h text:style-name="Heading_20_2" text:outline-level="2">Choose a workload type</text:h>
      <text:list text:style-name="L72">
        <text:list-item>
          <text:p text:style-name="P73">Data Warehouse<text:line-break/>Built for detection support and data warehousing activities. First order new range volumes of data.</text:p>
        </text:list-item>
        <text:list-item>
          <text:p text:style-name="P73">Transaction Processing<text:line-break/>Built for transactional workloads. High accuracy CPU power running duration and transactions.</text:p>
        </text:list-item>
        <text:list-item>
          <text:p text:style-name="P73">JSON<text:line-break/>Built for JSON-centric application development. JSON-centric memory document APIs and native JSON storage.</text:p>
        </text:list-item>
        <text:list-item>
          <text:p text:style-name="P73">APEX<text:line-break/>Built for Oracle APEX application development. Content and deployment of low-cost applications, with database included.</text:p>
        </text:list-item>
      </text:list>
      <text:h text:style-name="Heading_20_2" text:outline-level="2">Choose a deployment type</text:h>
      <text:list text:style-name="L73">
        <text:list-item>
          <text:p text:style-name="P74">Serverless<text:line-break/>Run Autonomous Database on serverless architecture.</text:p>
        </text:list-item>
        <text:list-item>
          <text:p text:style-name="P74"><text:soft-page-break/>Dedicated infrastructure<text:line-break/>Run Autonomous Database on Dedicated Exadata Infrastructure.</text:p>
        </text:list-item>
      </text:list>
      <text:h text:style-name="Heading_20_2" text:outline-level="2">Configure the database</text:h>
      <text:list text:style-name="L74">
        <text:list-item>
          <text:p text:style-name="P75">Always Free<text:line-break/>Show any Always Free configuration options</text:p>
        </text:list-item>
      </text:list>
      <text:h text:style-name="Heading_20_2" text:outline-level="2">Choose database version</text:h>
      <text:list text:style-name="L75">
        <text:list-item>
          <text:p text:style-name="P76">File:<text:line-break/>[ ]<text:line-break/>[ ]<text:line-break/>[ ]<text:line-break/>[ ]<text:line-break/>[ ]<text:line-break/>[ ]</text:p>
        </text:list-item>
      </text:list>
      <text:h text:style-name="Heading_20_2" text:outline-level="2">ECPU count ( )</text:h>
      <text:list text:style-name="L76">
        <text:list-item>
          <text:p text:style-name="P77">2<text:line-break/>Select or ECPU count, ECPU counts are multiple of 7</text:p>
        </text:list-item>
      </text:list>
      <text:h text:style-name="Heading_20_2" text:outline-level="2">Storage (TB)</text:h>
      <text:list text:style-name="L77">
        <text:list-item>
          <text:p text:style-name="P78">1<text:line-break/>The amount of storage to access files storage allowed is 384 TB.</text:p>
        </text:list-item>
      </text:list>
      <text:h text:style-name="Heading_20_2" text:outline-level="2">Storage advanced content</text:h>
      <text:list text:style-name="L78">
        <text:list-item>
          <text:p text:style-name="P79">Compute auto scaling<text:line-break/>Active system timeout up to time times the specified ECPU count is derived increases. Last usage check data config.</text:p>
        </text:list-item>
        <text:list-item>
          <text:p text:style-name="P79">Storage auto scaling<text:line-break/>Active system timeout up to time times the required storage.</text:p>
        </text:list-item>
      </text:list>
      <text:p text:style-name="Text_20_body"><text:span text:style-name="Strong_20_Emphasis">Página 8: [SCREENSHOT - Tercer Paso: Retención de Backups, Credenciales y Acceso de Red]</text:span></text:p>
      <text:h text:style-name="Heading_20_1" text:outline-level="1">Provisioning an Autonomous Database</text:h>
      <text:h text:style-name="Heading_20_2" text:outline-level="2">Backup retention</text:h>
      <text:list text:style-name="L79">
        <text:list-item>
          <text:p text:style-name="P80">Automatic backup interface period in days<text:line-break/>(6)</text:p>
        </text:list-item>
      </text:list>
      <text:p text:style-name="Horizontal_20_Line"/>
      <text:h text:style-name="Heading_20_3" text:outline-level="3"><text:soft-page-break/>Create administrator credentials</text:h>
      <text:p text:style-name="Text_20_body"><text:span text:style-name="Strong_20_Emphasis">Username:</text:span> Plaut only<text:line-break/><text:span text:style-name="Strong_20_Emphasis">Address:</text:span><text:line-break/>[Autonomous] access to admin<text:line-break/><text:span text:style-name="Strong_20_Emphasis">Password:</text:span><text:line-break/>[Commons] password</text:p>
      <text:p text:style-name="Horizontal_20_Line"/>
      <text:h text:style-name="Heading_20_2" text:outline-level="2">Choose network access</text:h>
      <text:p text:style-name="Text_20_body"><text:span text:style-name="Strong_20_Emphasis">Access type:</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ecure access from everywhere</text:p>
            </table:table-cell>
            <table:table-cell table:style-name="Table6.A1" office:value-type="string">
              <text:p text:style-name="Table_20_Heading">Secure access from allowed IPs and VCMs only</text:p>
            </table:table-cell>
            <table:table-cell table:style-name="Table6.A1" office:value-type="string">
              <text:p text:style-name="Table_20_Heading">Private endpoint access only</text:p>
            </table:table-cell>
          </table:table-row>
        </table:table-header-rows>
        <table:table-row>
          <table:table-cell table:style-name="Table6.A1" office:value-type="string">
            <text:p text:style-name="Table_20_Contents">Allow you with different credentials to be able to create new IPs relevant.</text:p>
          </table:table-cell>
          <table:table-cell table:style-name="Table6.A1" office:value-type="string">
            <text:p text:style-name="Table_20_Contents">Provide access to specified IP addresses and VCMs.</text:p>
          </table:table-cell>
          <table:table-cell table:style-name="Table6.A1" office:value-type="string">
            <text:p text:style-name="Table_20_Contents">Request access to private endpoint within an OXI/OMC.</text:p>
          </table:table-cell>
        </table:table-row>
      </table:table>
      <text:p text:style-name="Horizontal_20_Line"/>
      <text:list text:style-name="L80">
        <text:list-item>
          <text:p text:style-name="P81"><text:span text:style-name="Strong_20_Emphasis">Request request: TLS pht3.0 authentication.</text:span></text:p>
        </text:list-item>
        <text:list-item>
          <text:p text:style-name="P81"><text:span text:style-name="Strong_20_Emphasis">Find user’s file option, nTL5.0 file required to administer connection by your Autonomous Database.</text:span></text:p>
        </text:list-item>
      </text:list>
      <text:p text:style-name="Text_20_body"><text:span text:style-name="Strong_20_Emphasis">Página 9: [SCREENSHOT - Explicación Detallada de los Tipos de Acceso de Red]</text:span></text:p>
      <text:h text:style-name="Heading_20_1" text:outline-level="1">Provisioning an Autonomous Database</text:h>
      <text:h text:style-name="Heading_20_2" text:outline-level="2">Choose network access</text:h>
      <text:h text:style-name="Heading_20_3" text:outline-level="3">Access type</text:h>
      <text:list text:style-name="L81">
        <text:list-item>
          <text:p text:style-name="P82">Secure access from everywhere<text:line-break/>Allow users with database credentials to access the database from the Internet.</text:p>
        </text:list-item>
      </text:list>
      <text:p text:style-name="Horizontal_20_Line"/>
      <text:list text:style-name="L82">
        <text:list-item>
          <text:p text:style-name="P83">Secure access from allowed IPs and VCNs only<text:line-break/>Restrict access to specified IP addresses and VCNs.</text:p>
        </text:list-item>
      </text:list>
      <text:p text:style-name="Horizontal_20_Line"/>
      <text:list text:style-name="L83">
        <text:list-item>
          <text:p text:style-name="P84">Private endpoint access only<text:line-break/>Restrict access to a private endpoint within an OCI VCN.</text:p>
        </text:list-item>
      </text:list>
      <text:p text:style-name="Horizontal_20_Line"/>
      <text:h text:style-name="Heading_20_3" text:outline-level="3">IP notation type</text:h>
      <text:list text:style-name="L84">
        <text:list-item>
          <text:p text:style-name="P85">IP address</text:p>
        </text:list-item>
      </text:list>
      <text:p text:style-name="Horizontal_20_Line"><text:soft-page-break/></text:p>
      <text:h text:style-name="Heading_20_3" text:outline-level="3">Values</text:h>
      <text:list text:style-name="L85">
        <text:list-item>
          <text:p text:style-name="P86">Example: 192.1.1.1, 192.1.1.2</text:p>
        </text:list-item>
      </text:list>
      <text:p text:style-name="Horizontal_20_Line"/>
      <text:h text:style-name="Heading_20_3" text:outline-level="3">Request</text:h>
      <text:list text:style-name="L86">
        <text:list-item>
          <text:p text:style-name="P87">Add my IP address</text:p>
        </text:list-item>
      </text:list>
      <text:p text:style-name="Horizontal_20_Line"/>
      <text:h text:style-name="Heading_20_3" text:outline-level="3">Add access control rule</text:h>
      <text:p text:style-name="Horizontal_20_Line"/>
      <text:p text:style-name="Text_20_body"><text:span text:style-name="Strong_20_Emphasis">1.</text:span> When you update a remote peer with separate access control rules, it will no longer follow the access control rule updates from the primary database.</text:p>
      <text:p text:style-name="Horizontal_20_Line"/>
      <text:p text:style-name="Text_20_body"><text:span text:style-name="Strong_20_Emphasis">Create Autonomous Database</text:span><text:line-break/>Save as stack<text:line-break/>Cancel</text:p>
      <text:p text:style-name="Horizontal_20_Line"/>
      <text:h text:style-name="Heading_20_3" text:outline-level="3"><text:span text:style-name="Strong_20_Emphasis">Documento 4.5: Create Autonomous Database Serverless Instances - Start and Stop ADB</text:span></text:h>
      <text:p text:style-name="Text_20_body"><text:span text:style-name="Strong_20_Emphasis">Página 1: Portada</text:span><text:line-break/>ORACLE<text:line-break/>University<text:line-break/>Oracle Autonomous Database<text:line-break/>Start and Stop ADB<text:line-break/>Kamryn Vinson<text:line-break/>SENIOR PRODUCT MANAGER, DATABASE ORACLE</text:p>
      <text:p text:style-name="Text_20_body"><text:span text:style-name="Strong_20_Emphasis">Página 2: Visión General de Inicio/Parada</text:span><text:line-break/>Stop your instance on demand to conserve resources and pause billing.<text:line-break/>Start your instance instantly on demand.<text:line-break/>All can be done by clicking through the Console.<text:line-break/>Define a schedule to automatically start-stop your instance<text:line-break/>Autonomous Database Starting, Stopping, and Auto-Scheduling</text:p>
      <text:p text:style-name="Text_20_body"><text:span text:style-name="Strong_20_Emphasis">Página 3: [SCREENSHOT - Panel de Detalles de una Instancia ATP en Estado STOPPED]</text:span></text:p>
      <text:h text:style-name="Heading_20_1" text:outline-level="1"><text:soft-page-break/>Starting an Autonomous Database</text:h>
      <text:h text:style-name="Heading_20_2" text:outline-level="2">CRACLE Quiz</text:h>
      <text:p text:style-name="Text_20_body">Search resources, services, documentation, and templates</text:p>
      <text:h text:style-name="Heading_20_3" text:outline-level="3">Overview - Autonomous Database + Autonomous Database details</text:h>
      <text:p text:style-name="Horizontal_20_Line"/>
      <text:h text:style-name="Heading_20_2" text:outline-level="2">ATPDEMO</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Database address</text:p>
            </table:table-cell>
            <table:table-cell table:style-name="Table7.A1" office:value-type="string">
              <text:p text:style-name="Table_20_Heading">Database expression</text:p>
            </table:table-cell>
            <table:table-cell table:style-name="Table7.A1" office:value-type="string">
              <text:p text:style-name="Table_20_Heading">Performance (Acc)</text:p>
            </table:table-cell>
            <table:table-cell table:style-name="Table7.A1" office:value-type="string">
              <text:p text:style-name="Table_20_Heading">Category reading</text:p>
            </table:table-cell>
            <table:table-cell table:style-name="Table7.A1" office:value-type="string">
              <text:p text:style-name="Table_20_Heading">More actions</text:p>
            </table:table-cell>
          </table:table-row>
        </table:table-header-rows>
        <table:table-row>
          <table:table-cell table:style-name="Table7.A1" office:value-type="string">
            <text:p text:style-name="Table_20_Contents"><text:span text:style-name="Strong_20_Emphasis">Autonomous Database Information</text:span></text:p>
          </table:table-cell>
          <table:table-cell table:style-name="Table7.A1" office:value-type="string">
            <text:p text:style-name="Table_20_Contents">Total configuration</text:p>
          </table:table-cell>
          <table:table-cell table:style-name="Table7.A1" office:value-type="string">
            <text:p text:style-name="Table_20_Contents">Tags</text:p>
          </table:table-cell>
          <table:table-cell table:style-name="Table7.A1" office:value-type="string">
            <text:p text:style-name="P1"/>
          </table:table-cell>
          <table:table-cell table:style-name="Table7.A1" office:value-type="string">
            <text:p text:style-name="P1"/>
          </table:table-cell>
        </table:table-row>
      </table:table>
      <text:p text:style-name="Horizontal_20_Line"/>
      <text:h text:style-name="Heading_20_2" text:outline-level="2">General information</text:h>
      <text:list text:style-name="L87">
        <text:list-item>
          <text:p text:style-name="P88"><text:span text:style-name="Strong_20_Emphasis">Database access</text:span>: ATZORTRANSP1.0</text:p>
        </text:list-item>
        <text:list-item>
          <text:p text:style-name="P88"><text:span text:style-name="Strong_20_Emphasis">Workload type</text:span>: Transaction Processing</text:p>
        </text:list-item>
        <text:list-item>
          <text:p text:style-name="P88"><text:span text:style-name="Strong_20_Emphasis">Comprehensive:</text:span> tableware/unit length:800.datasheets</text:p>
        </text:list-item>
        <text:list-item>
          <text:p text:style-name="P88"><text:span text:style-name="Strong_20_Emphasis">OCR</text:span>: 4.000KB_Store_Code</text:p>
        </text:list-item>
        <text:list-item>
          <text:p text:style-name="P88"><text:span text:style-name="Strong_20_Emphasis">Creates</text:span>: Ft_User 2.7_2023, NG 5.913 UTC</text:p>
        </text:list-item>
        <text:list-item>
          <text:p text:style-name="P88"><text:span text:style-name="Strong_20_Emphasis">ODPS score</text:span>: 9</text:p>
        </text:list-item>
        <text:list-item>
          <text:p text:style-name="P88"><text:span text:style-name="Strong_20_Emphasis">ODPS web scaling</text:span>: Evalued<text:line-break/><text:span text:style-name="Strong_20_Emphasis">Storage</text:span>: 1 TB<text:line-break/><text:span text:style-name="Strong_20_Emphasis">Storage data scaling</text:span>: Deadline<text:line-break/><text:span text:style-name="Strong_20_Emphasis">License time</text:span>: License included<text:line-break/><text:span text:style-name="Strong_20_Emphasis">Database version</text:span>: Yes<text:line-break/><text:span text:style-name="Strong_20_Emphasis">Unicode name</text:span>: Request Data database available<text:line-break/><text:span text:style-name="Strong_20_Emphasis">Instance type</text:span>: 64<text:line-break/><text:span text:style-name="Strong_20_Emphasis">Connector file</text:span>: ALMUTFS<text:line-break/><text:span text:style-name="Strong_20_Emphasis">Reduced character size</text:span>: ALMUTFS<text:line-break/><text:span text:style-name="Strong_20_Emphasis">Auto start/edge schedule</text:span>: Endcard Schedule</text:p>
        </text:list-item>
      </text:list>
      <text:p text:style-name="Horizontal_20_Line"/>
      <text:h text:style-name="Heading_20_2" text:outline-level="2">Infrastructure</text:h>
      <text:list text:style-name="L88">
        <text:list-item>
          <text:p text:style-name="P89"><text:span text:style-name="Strong_20_Emphasis">Dedicated infrastructure</text:span>: No</text:p>
        </text:list-item>
        <text:list-item>
          <text:p text:style-name="P89"><text:span text:style-name="Strong_20_Emphasis">Autonomous Data Guard</text:span>:</text:p>
        </text:list-item>
        <text:list-item>
          <text:p text:style-name="P89"><text:span text:style-name="Strong_20_Emphasis">Status</text:span>: Disabled Guides</text:p>
        </text:list-item>
        <text:list-item>
          <text:p text:style-name="P89"><text:soft-page-break/><text:span text:style-name="Strong_20_Emphasis">Backup</text:span>: Last automatic backup: Mon, Feb 6, 2023, KK:25:37 UTC</text:p>
        </text:list-item>
        <text:list-item>
          <text:p text:style-name="P89"><text:span text:style-name="Strong_20_Emphasis">Network</text:span>: Access type: Allow source access from everywhere</text:p>
        </text:list-item>
        <text:list-item>
          <text:p text:style-name="P89"><text:span text:style-name="Strong_20_Emphasis">Access content list</text:span>: Disabled Edit</text:p>
        </text:list-item>
        <text:list-item>
          <text:p text:style-name="P89"><text:span text:style-name="Strong_20_Emphasis">Manual TLS printing authentication</text:span>: Revised Edit</text:p>
        </text:list-item>
      </text:list>
      <text:p text:style-name="Horizontal_20_Line"/>
      <text:h text:style-name="Heading_20_2" text:outline-level="2">Maintenance</text:h>
      <text:list text:style-name="L89">
        <text:list-item>
          <text:p text:style-name="P90"><text:span text:style-name="Strong_20_Emphasis">Patch break Requisite</text:span>:</text:p>
        </text:list-item>
      </text:list>
      <text:p text:style-name="Text_20_body"><text:span text:style-name="Strong_20_Emphasis">Página 4: [SCREENSHOT - Mismo Panel, Mostrando el Botón "Start"]</text:span></text:p>
      <text:h text:style-name="Heading_20_1" text:outline-level="1">Starting an Autonomous Database</text:h>
      <text:h text:style-name="Heading_20_2" text:outline-level="2">CRACLE Cloud</text:h>
      <text:list text:style-name="L90">
        <text:list-item>
          <text:p text:style-name="P91"><text:span text:style-name="Strong_20_Emphasis">System resources, services, documentation, and instructions</text:span><text:line-break/>US East (Audiom) v.</text:p>
        </text:list-item>
      </text:list>
      <text:p text:style-name="Horizontal_20_Line"/>
      <text:h text:style-name="Heading_20_3" text:outline-level="3">Overview - Autonomous Databases - Autonomous Database details</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ATPDEMO</text:p>
            </table:table-cell>
            <table:table-cell table:style-name="Table8.A1" office:value-type="string">
              <text:p text:style-name="Table_20_Heading">Database address</text:p>
            </table:table-cell>
            <table:table-cell table:style-name="Table8.A1" office:value-type="string">
              <text:p text:style-name="Table_20_Heading">Database annotation</text:p>
            </table:table-cell>
            <table:table-cell table:style-name="Table8.A1" office:value-type="string">
              <text:p text:style-name="Table_20_Heading">Documentation file</text:p>
            </table:table-cell>
            <table:table-cell table:style-name="Table8.A1" office:value-type="string">
              <text:p text:style-name="Table_20_Heading">Message reading</text:p>
            </table:table-cell>
            <table:table-cell table:style-name="Table8.A1" office:value-type="string">
              <text:p text:style-name="Table_20_Heading">Main address</text:p>
            </table:table-cell>
          </table:table-row>
        </table:table-header-rows>
        <table:table-row>
          <table:table-cell table:style-name="Table8.A1" office:value-type="string">
            <text:p text:style-name="Table_20_Contents">ATP</text:p>
          </table:table-cell>
          <table:table-cell table:style-name="Table8.A1" office:value-type="string">
            <text:p text:style-name="Table_20_Contents">Autonomous Database Information</text:p>
          </table:table-cell>
          <table:table-cell table:style-name="Table8.A1" office:value-type="string">
            <text:p text:style-name="Table_20_Contents">Tool configuration</text:p>
          </table:table-cell>
          <table:table-cell table:style-name="Table8.A1" office:value-type="string">
            <text:p text:style-name="Table_20_Contents">Tags</text:p>
          </table:table-cell>
          <table:table-cell table:style-name="Table8.A1" office:value-type="string">
            <text:p text:style-name="Table_20_Contents">Start</text:p>
          </table:table-cell>
          <table:table-cell table:style-name="Table8.A1" office:value-type="string">
            <text:p text:style-name="P1"/>
          </table:table-cell>
        </table:table-row>
        <table:table-row>
          <table:table-cell table:style-name="Table8.A1" office:value-type="string">
            <text:p text:style-name="Table_20_Contents">STOPFO</text:p>
          </table:table-cell>
          <table:table-cell table:style-name="Table8.A1" office:value-type="string">
            <text:p text:style-name="Table_20_Contents">General information</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Database name: #STOPFORGAPTU.O</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Workload type: Transaction Processing</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Computerize: editors/other/prot/threads/admissions</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OCDs: Admin_Data_CMS</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Contact: Fr. Jan. of * 2020, NES330 UTC</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OCDI course 1</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OCDI out to: testing: English</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Storage: T10</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Storage into: testing: English</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License type: License <text:soft-page-break/>included</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Database version: No</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Manage write: Request Data database available/</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Release type: FMI</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Generate set: ACUSTPS</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Retrieval character set: ACUSTPS</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row>
          <table:table-cell table:style-name="Table8.A1" office:value-type="string">
            <text:p text:style-name="P1"/>
          </table:table-cell>
          <table:table-cell table:style-name="Table8.A1" office:value-type="string">
            <text:p text:style-name="Table_20_Contents">Auto following schedule: Database Schedule</text:p>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cell table:style-name="Table8.A1" office:value-type="string">
            <text:p text:style-name="P1"/>
          </table:table-cell>
        </table:table-row>
      </table:table>
      <text:p text:style-name="Horizontal_20_Line"/>
      <text:h text:style-name="Heading_20_3" text:outline-level="3">Notifications</text:h>
      <text:list text:style-name="L91">
        <text:list-item>
          <text:p text:style-name="P92"><text:span text:style-name="Strong_20_Emphasis">User</text:span></text:p>
        </text:list-item>
        <text:list-item>
          <text:p text:style-name="P92"><text:span text:style-name="Strong_20_Emphasis">Name</text:span></text:p>
        </text:list-item>
        <text:list-item>
          <text:p text:style-name="P92"><text:span text:style-name="Strong_20_Emphasis">Date</text:span></text:p>
        </text:list-item>
        <text:list-item>
          <text:p text:style-name="P92"><text:span text:style-name="Strong_20_Emphasis">Address</text:span></text:p>
        </text:list-item>
        <text:list-item>
          <text:p text:style-name="P92"><text:span text:style-name="Strong_20_Emphasis">Address</text:span></text:p>
        </text:list-item>
      </text:list>
      <text:p text:style-name="Text_20_body"><text:span text:style-name="Strong_20_Emphasis">Página 5: [SCREENSHOT - Panel de Detalles de una Instancia ATP en Estado AVAILABLE]</text:span></text:p>
      <text:h text:style-name="Heading_20_1" text:outline-level="1">Starting an Autonomous Database</text:h>
      <text:h text:style-name="Heading_20_2" text:outline-level="2">CRACLE Cloud</text:h>
      <text:p text:style-name="Text_20_body"><text:span text:style-name="Strong_20_Emphasis">Search resources, services, documentation, and boundaries</text:span></text:p>
      <text:h text:style-name="Heading_20_3" text:outline-level="3">Overview &gt; Autonomous Database &gt; Autonomous Database details</text:h>
      <text:p text:style-name="Horizontal_20_Line"/>
      <text:h text:style-name="Heading_20_2" text:outline-level="2">ATP</text:h>
      <text:list text:style-name="L92">
        <text:list-item>
          <text:p text:style-name="P93"><text:span text:style-name="Strong_20_Emphasis">Autonomous Database information</text:span></text:p>
          <text:list>
            <text:list-item>
              <text:p text:style-name="P93">Tool configuration:</text:p>
            </text:list-item>
            <text:list-item>
              <text:p text:style-name="P93">Type:</text:p>
            </text:list-item>
            <text:list-item>
              <text:p text:style-name="P93">Description:</text:p>
            </text:list-item>
            <text:list-item>
              <text:p text:style-name="P93">Data:</text:p>
            </text:list-item>
            <text:list-item>
              <text:p text:style-name="P93">Description:</text:p>
            </text:list-item>
          </text:list>
        </text:list-item>
      </text:list>
      <text:p text:style-name="Horizontal_20_Line"/>
      <text:h text:style-name="Heading_20_2" text:outline-level="2"><text:soft-page-break/>General Information</text:h>
      <text:list text:style-name="L93">
        <text:list-item>
          <text:p text:style-name="P94"><text:span text:style-name="Strong_20_Emphasis">Business name</text:span>: ATEPOTROMSY-TAO</text:p>
        </text:list-item>
        <text:list-item>
          <text:p text:style-name="P94"><text:span text:style-name="Strong_20_Emphasis">Workload type</text:span>: Transaction Processing</text:p>
        </text:list-item>
        <text:list-item>
          <text:p text:style-name="P94"><text:span text:style-name="Strong_20_Emphasis">Competitiveness</text:span>: submersional proof/FuSOS/Statements</text:p>
        </text:list-item>
        <text:list-item>
          <text:p text:style-name="P94"><text:span text:style-name="Strong_20_Emphasis">OCDs</text:span>: Jafariq State Corp</text:p>
        </text:list-item>
        <text:list-item>
          <text:p text:style-name="P94"><text:span text:style-name="Strong_20_Emphasis">Creates</text:span>: Ft. A1s 27, 2023, 16:15:13 UTC</text:p>
        </text:list-item>
        <text:list-item>
          <text:p text:style-name="P94"><text:span text:style-name="Strong_20_Emphasis">GCPX space</text:span>:</text:p>
          <text:list>
            <text:list-item>
              <text:p text:style-name="P94">GCPX suite scaling: Exclusive</text:p>
            </text:list-item>
            <text:list-item>
              <text:p text:style-name="P94">Storage: 1 TB</text:p>
            </text:list-item>
          </text:list>
        </text:list-item>
        <text:list-item>
          <text:p text:style-name="P94"><text:span text:style-name="Strong_20_Emphasis">Storage auto scaling</text:span>: Detailed</text:p>
          <text:list>
            <text:list-item>
              <text:p text:style-name="P94">Uninstall type: License included</text:p>
            </text:list-item>
          </text:list>
        </text:list-item>
        <text:list-item>
          <text:p text:style-name="P94"><text:span text:style-name="Strong_20_Emphasis">Database version</text:span>:</text:p>
          <text:list>
            <text:list-item>
              <text:p text:style-name="P94">Linkages taken: Start-up Class database available</text:p>
            </text:list-item>
          </text:list>
        </text:list-item>
        <text:list-item>
          <text:p text:style-name="P94"><text:span text:style-name="Strong_20_Emphasis">Instance type</text:span>: Pwd</text:p>
        </text:list-item>
        <text:list-item>
          <text:p text:style-name="P94"><text:span text:style-name="Strong_20_Emphasis">Classroom file</text:span>: AL2V/FFF</text:p>
        </text:list-item>
        <text:list-item>
          <text:p text:style-name="P94"><text:span text:style-name="Strong_20_Emphasis">Network character</text:span>: var.A1.VL/TFT4</text:p>
        </text:list-item>
        <text:list-item>
          <text:p text:style-name="P94"><text:span text:style-name="Strong_20_Emphasis">Auto matching schedule</text:span>: Enabled: Excluded</text:p>
        </text:list-item>
      </text:list>
      <text:p text:style-name="Horizontal_20_Line"/>
      <text:h text:style-name="Heading_20_2" text:outline-level="2">Infrastructure</text:h>
      <text:list text:style-name="L94">
        <text:list-item>
          <text:p text:style-name="P95"><text:span text:style-name="Strong_20_Emphasis">Dashboard infrastructure</text:span>: No</text:p>
        </text:list-item>
        <text:list-item>
          <text:p text:style-name="P95"><text:span text:style-name="Strong_20_Emphasis">Autonomous Data Guard</text:span>:</text:p>
          <text:list>
            <text:list-item>
              <text:p text:style-name="P95"><text:span text:style-name="Strong_20_Emphasis">Marker:</text:span> Chassler Estate</text:p>
            </text:list-item>
          </text:list>
        </text:list-item>
        <text:list-item>
          <text:p text:style-name="P95"><text:span text:style-name="Strong_20_Emphasis">Backup</text:span>:</text:p>
          <text:list>
            <text:list-item>
              <text:p text:style-name="P95">Last automatic backup: Nov. Feb 6, 2023, 06:25:37 UTC</text:p>
            </text:list-item>
          </text:list>
        </text:list-item>
        <text:list-item>
          <text:p text:style-name="P95"><text:span text:style-name="Strong_20_Emphasis">Network</text:span>:</text:p>
          <text:list>
            <text:list-item>
              <text:p text:style-name="P95">Access type: Alice secure access from everywhere</text:p>
            </text:list-item>
            <text:list-item>
              <text:p text:style-name="P95">Access content file: Deadlock Edit</text:p>
            </text:list-item>
            <text:list-item>
              <text:p text:style-name="P95">Mutual TLS (wTLTS) authentication: Required Edit</text:p>
            </text:list-item>
          </text:list>
        </text:list-item>
      </text:list>
      <text:p text:style-name="Horizontal_20_Line"/>
      <text:h text:style-name="Heading_20_2" text:outline-level="2">Maintenance</text:h>
      <text:list text:style-name="L95">
        <text:list-item>
          <text:p text:style-name="P96"><text:span text:style-name="Strong_20_Emphasis">Data level</text:span>: Regular</text:p>
        </text:list-item>
      </text:list>
      <text:p text:style-name="Text_20_body"><text:soft-page-break/><text:span text:style-name="Strong_20_Emphasis">Página 6: [SCREENSHOT - Panel de Detalles de una Instancia ATP en Estado AVAILABLE, Mostrando el Botón "Stop"]</text:span></text:p>
      <text:h text:style-name="Heading_20_1" text:outline-level="1">STOPPING an Autonomous Database</text:h>
      <text:h text:style-name="Heading_20_2" text:outline-level="2">CRACLE Cloud</text:h>
      <text:p text:style-name="Text_20_body">Server resources, services, documentation, and technologies<text:line-break/>US East (Ashham) ▼</text:p>
      <text:p text:style-name="Horizontal_20_Line"/>
      <text:h text:style-name="Heading_20_3" text:outline-level="3">Overview - Autonomous Database - Autonomous Database details</text:h>
      <text:p text:style-name="Horizontal_20_Line"/>
      <text:h text:style-name="Heading_20_3" text:outline-level="3">ATPDEMO</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Database actions</text:p>
            </table:table-cell>
            <table:table-cell table:style-name="Table9.A1" office:value-type="string">
              <text:p text:style-name="Table_20_Heading">Database connection</text:p>
            </table:table-cell>
            <table:table-cell table:style-name="Table9.A1" office:value-type="string">
              <text:p text:style-name="Table_20_Heading">Performance hub</text:p>
            </table:table-cell>
            <table:table-cell table:style-name="Table9.A1" office:value-type="string">
              <text:p text:style-name="Table_20_Heading">Manage scaling</text:p>
            </table:table-cell>
            <table:table-cell table:style-name="Table9.A1" office:value-type="string">
              <text:p text:style-name="Table_20_Heading">More actions</text:p>
            </table:table-cell>
          </table:table-row>
        </table:table-header-rows>
      </table:table>
      <text:p text:style-name="Horizontal_20_Line"/>
      <text:h text:style-name="Heading_20_3" text:outline-level="3">Autonomous Database Information</text:h>
      <text:list text:style-name="L96">
        <text:list-item>
          <text:p text:style-name="P97">Tool configuration: Tags</text:p>
        </text:list-item>
      </text:list>
      <text:p text:style-name="Horizontal_20_Line"/>
      <text:h text:style-name="Heading_20_3" text:outline-level="3">General information</text:h>
      <text:p text:style-name="Text_20_body"><text:span text:style-name="Strong_20_Emphasis">Database name</text:span>: ATZ007EK0469F11A0<text:line-break/><text:span text:style-name="Strong_20_Emphasis">Workload type</text:span>: Executive Processing<text:line-break/><text:span text:style-name="Strong_20_Emphasis">Corporate exit</text:span>: stationmarket proxyF16QL8J6W9FH3<text:line-break/><text:span text:style-name="Strong_20_Emphasis">OCID</text:span>: --Losing Status: Casey<text:line-break/><text:span text:style-name="Strong_20_Emphasis">Contact:</text:span> Fr., Jan 27, 2023, 16:13:13 UTC<text:line-break/><text:span text:style-name="Strong_20_Emphasis">OCID/ count</text:span>: 0<text:line-break/><text:span text:style-name="Strong_20_Emphasis">OCID/ auto scaling</text:span>: Euclideq<text:line-break/><text:span text:style-name="Strong_20_Emphasis">Storage</text:span>: 110<text:line-break/><text:span text:style-name="Strong_20_Emphasis">Storage auto scaling</text:span>: Euclideq<text:line-break/><text:span text:style-name="Strong_20_Emphasis">License type</text:span>: License included<text:line-break/><text:span text:style-name="Strong_20_Emphasis">Database version</text:span>: File<text:line-break/><text:span text:style-name="Strong_20_Emphasis">Ultraperk state</text:span>: Available Cloud database availability<text:line-break/><text:span text:style-name="Strong_20_Emphasis">Instance type</text:span>: Print<text:line-break/><text:span text:style-name="Strong_20_Emphasis">Character set</text:span>: ALS2017B<text:line-break/><text:span text:style-name="Strong_20_Emphasis">Network content set</text:span>: AL10EIT1e<text:line-break/><text:span text:style-name="Strong_20_Emphasis">Auto start/step schedule</text:span>: Databoot S2Cbb5d4</text:p>
      <text:p text:style-name="Horizontal_20_Line"/>
      <text:h text:style-name="Heading_20_3" text:outline-level="3">Infrastructure</text:h>
      <text:p text:style-name="Text_20_body"><text:span text:style-name="Strong_20_Emphasis">Dedicated infrastructure</text:span>: No</text:p>
      <text:p text:style-name="Horizontal_20_Line"><text:soft-page-break/></text:p>
      <text:h text:style-name="Heading_20_3" text:outline-level="3">Autonomous Data Guard ⚠️</text:h>
      <text:p text:style-name="Text_20_body"><text:span text:style-name="Strong_20_Emphasis">Status</text:span>: Databoot Euclide</text:p>
      <text:p text:style-name="Horizontal_20_Line"/>
      <text:h text:style-name="Heading_20_3" text:outline-level="3">Backup</text:h>
      <text:p text:style-name="Text_20_body"><text:span text:style-name="Strong_20_Emphasis">Last automatic backup</text:span>: Mon, Feb 6, 2023, 09:25:27 UTC</text:p>
      <text:p text:style-name="Horizontal_20_Line"/>
      <text:h text:style-name="Heading_20_3" text:outline-level="3">Network</text:h>
      <text:p text:style-name="Text_20_body"><text:span text:style-name="Strong_20_Emphasis">Access type</text:span>: Allow secure access from everywhere<text:line-break/><text:span text:style-name="Strong_20_Emphasis">Access screen size</text:span>: Databoot Edit<text:line-break/><text:span text:style-name="Strong_20_Emphasis">Mutual TLS pHTLS authentication</text:span>: Required Edit</text:p>
      <text:p text:style-name="Horizontal_20_Line"/>
      <text:h text:style-name="Heading_20_3" text:outline-level="3">Maintenance ⚠️</text:h>
      <text:p text:style-name="Text_20_body"><text:span text:style-name="Strong_20_Emphasis">Plash level</text:span>: Regular ⚠️</text:p>
      <text:p text:style-name="Text_20_body"><text:span text:style-name="Strong_20_Emphasis">Página 7: [SCREENSHOT - Menú Desplegable "More actions" Mostrando la Opción "Stop"]</text:span></text:p>
      <text:h text:style-name="Heading_20_1" text:outline-level="1">STOPPING an Autonomous Database</text:h>
      <text:h text:style-name="Heading_20_2" text:outline-level="2">CRACLE COx1</text:h>
      <text:p text:style-name="Text_20_body">Sample resources, services, documentation, and technologies.</text:p>
      <text:p text:style-name="Horizontal_20_Line"/>
      <text:h text:style-name="Heading_20_3" text:outline-level="3">Overview + Automation Database + Autonomous Database details</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Table_20_Heading">ATP</text:p>
            </table:table-cell>
            <table:table-cell table:style-name="Table10.A1" office:value-type="string">
              <text:p text:style-name="Table_20_Heading">ATPDEMO</text:p>
            </table:table-cell>
            <table:table-cell table:style-name="Table10.C1" office:value-type="string">
              <text:p text:style-name="P1"/>
            </table:table-cell>
            <table:table-cell table:style-name="Table10.D1" office:value-type="string">
              <text:p text:style-name="P1"/>
            </table:table-cell>
            <table:table-cell table:style-name="Table10.E1" office:value-type="string">
              <text:p text:style-name="P1"/>
            </table:table-cell>
            <table:table-cell table:style-name="Table10.F1" office:value-type="string">
              <text:p text:style-name="P1"/>
            </table:table-cell>
          </table:table-row>
        </table:table-header-rows>
        <table:table-row>
          <table:table-cell table:style-name="Table10.A1" office:value-type="string">
            <text:p text:style-name="P1"/>
          </table:table-cell>
          <table:table-cell table:style-name="Table10.A1" office:value-type="string">
            <text:p text:style-name="Table_20_Contents">Database address</text:p>
          </table:table-cell>
          <table:table-cell table:style-name="Table10.A1" office:value-type="string">
            <text:p text:style-name="Table_20_Contents">Database connection</text:p>
          </table:table-cell>
          <table:table-cell table:style-name="Table10.A1" office:value-type="string">
            <text:p text:style-name="Table_20_Contents">Performance hub</text:p>
          </table:table-cell>
          <table:table-cell table:style-name="Table10.A1" office:value-type="string">
            <text:p text:style-name="Table_20_Contents">Manager activity</text:p>
          </table:table-cell>
          <table:table-cell table:style-name="Table10.A1" office:value-type="string">
            <text:p text:style-name="Table_20_Contents">Home servers</text:p>
          </table:table-cell>
        </table:table-row>
        <table:table-row>
          <table:table-cell table:style-name="Table10.A1" office:value-type="string">
            <text:p text:style-name="Table_20_Contents"><text:span text:style-name="Strong_20_Emphasis">Autonomous Database Information</text:span></text:p>
          </table:table-cell>
          <table:table-cell table:style-name="Table10.A1" office:value-type="string">
            <text:p text:style-name="Table_20_Contents">Tool configuration</text:p>
          </table:table-cell>
          <table:table-cell table:style-name="Table10.A1" office:value-type="string">
            <text:p text:style-name="Table_20_Contents">Tags</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table-cell table:style-name="Table10.A1" office:value-type="string">
            <text:p text:style-name="Table_20_Contents"><text:span text:style-name="Strong_20_Emphasis">General information</text:span></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table-cell table:style-name="Table10.A1" office:value-type="string">
            <text:p text:style-name="Table_20_Contents"><text:span text:style-name="Strong_20_Emphasis">Database name:</text:span> #ZD09YBWMBPTJ0</text:p>
          </table:table-cell>
          <table:table-cell table:style-name="Table10.A1" office:value-type="string">
            <text:p text:style-name="Table_20_Contents">Infra</text:p>
          </table:table-cell>
          <table:table-cell table:style-name="Table10.A1" office:value-type="string">
            <text:p text:style-name="Table_20_Contents">Code clone</text:p>
          </table:table-cell>
          <table:table-cell table:style-name="Table10.D5" table:number-columns-spanned="3" office:value-type="string">
            <text:p text:style-name="P1"/>
          </table:table-cell>
          <table:covered-table-cell/>
          <table:covered-table-cell/>
        </table:table-row>
        <table:table-row>
          <table:table-cell table:style-name="Table10.A1" office:value-type="string">
            <text:p text:style-name="Table_20_Contents"><text:span text:style-name="Strong_20_Emphasis">Workload type:</text:span> Transaction Processing</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F1" office:value-type="string">
            <text:p text:style-name="P1"/>
          </table:table-cell>
        </table:table-row>
        <table:table-row>
          <table:table-cell table:style-name="Table10.A1" office:value-type="string">
            <text:p text:style-name="Table_20_Contents"><text:span text:style-name="Strong_20_Emphasis">Complementation:</text:span> Autonomous Local/FieldDataStatements</text:p>
          </table:table-cell>
          <table:table-cell table:style-name="Table10.A1" office:value-type="string">
            <text:p text:style-name="Table_20_Contents">Auto</text:p>
          </table:table-cell>
          <table:table-cell table:style-name="Table10.A1" office:value-type="string">
            <text:p text:style-name="Table_20_Contents">Aeronautics password</text:p>
          </table:table-cell>
          <table:table-cell table:style-name="Table10.D7" table:number-columns-spanned="3" office:value-type="string">
            <text:p text:style-name="P1"/>
          </table:table-cell>
          <table:covered-table-cell/>
          <table:covered-table-cell/>
        </table:table-row>
        <table:table-row>
          <table:table-cell table:style-name="Table10.A1" office:value-type="string">
            <text:p text:style-name="Table_20_Contents"><text:span text:style-name="Strong_20_Emphasis">Code</text:span>: Adobe Stock Inc.</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F1" office:value-type="string">
            <text:p text:style-name="P1"/>
          </table:table-cell>
        </table:table-row>
        <text:soft-page-break/>
        <table:table-row>
          <table:table-cell table:style-name="Table10.A1" office:value-type="string">
            <text:p text:style-name="Table_20_Contents"><text:span text:style-name="Strong_20_Emphasis">Creases:</text:span> Ft_3a-37_2 2025, 16:53:33 UTC</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F1" office:value-type="string">
            <text:p text:style-name="P1"/>
          </table:table-cell>
        </table:table-row>
        <table:table-row>
          <table:table-cell table:style-name="Table10.A1" office:value-type="string">
            <text:p text:style-name="Table_20_Contents"><text:span text:style-name="Strong_20_Emphasis">OCPD name:</text:span> 8</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F1" office:value-type="string">
            <text:p text:style-name="P1"/>
          </table:table-cell>
        </table:table-row>
        <table:table-row>
          <table:table-cell table:style-name="Table10.A1" office:value-type="string">
            <text:p text:style-name="Table_20_Contents"><text:span text:style-name="Strong_20_Emphasis">OCPD date scaling:</text:span> Exclusive ⬜</text:p>
          </table:table-cell>
          <table:table-cell table:style-name="Table10.A1" office:value-type="string">
            <text:p text:style-name="Table_20_Contents">Back</text:p>
          </table:table-cell>
          <table:table-cell table:style-name="Table10.A1" office:value-type="string">
            <text:p text:style-name="Table_20_Contents">Auto start/tags schedule</text:p>
          </table:table-cell>
          <table:table-cell table:style-name="Table10.D11" table:number-columns-spanned="3" office:value-type="string">
            <text:p text:style-name="P1"/>
          </table:table-cell>
          <table:covered-table-cell/>
          <table:covered-table-cell/>
        </table:table-row>
        <table:table-row>
          <table:table-cell table:style-name="Table10.A1" office:value-type="string">
            <text:p text:style-name="Table_20_Contents"><text:span text:style-name="Strong_20_Emphasis">Storage:</text:span> 112</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F1" office:value-type="string">
            <text:p text:style-name="P1"/>
          </table:table-cell>
        </table:table-row>
        <table:table-row>
          <table:table-cell table:style-name="Table10.A1" office:value-type="string">
            <text:p text:style-name="Table_20_Contents"><text:span text:style-name="Strong_20_Emphasis">Internet code scaling:</text:span> Disabled ⬜</text:p>
          </table:table-cell>
          <table:table-cell table:style-name="Table10.A1" office:value-type="string">
            <text:p text:style-name="Table_20_Contents">Lasts</text:p>
          </table:table-cell>
          <table:table-cell table:style-name="Table10.A1" office:value-type="string">
            <text:p text:style-name="Table_20_Contents">Manage encryption key</text:p>
          </table:table-cell>
          <table:table-cell table:style-name="Table10.D13" table:number-columns-spanned="3" office:value-type="string">
            <text:p text:style-name="P1"/>
          </table:table-cell>
          <table:covered-table-cell/>
          <table:covered-table-cell/>
        </table:table-row>
        <table:table-row>
          <table:table-cell table:style-name="Table10.A1" office:value-type="string">
            <text:p text:style-name="Table_20_Contents"><text:span text:style-name="Strong_20_Emphasis">License type:</text:span> License included</text:p>
          </table:table-cell>
          <table:table-cell table:style-name="Table10.A1" office:value-type="string">
            <text:p text:style-name="Table_20_Contents">Netw</text:p>
          </table:table-cell>
          <table:table-cell table:style-name="Table10.A1" office:value-type="string">
            <text:p text:style-name="Table_20_Contents">Router database</text:p>
          </table:table-cell>
          <table:table-cell table:style-name="Table10.D14" table:number-columns-spanned="3" office:value-type="string">
            <text:p text:style-name="P1"/>
          </table:table-cell>
          <table:covered-table-cell/>
          <table:covered-table-cell/>
        </table:table-row>
        <table:table-row>
          <table:table-cell table:style-name="Table10.A1" office:value-type="string">
            <text:p text:style-name="Table_20_Contents"><text:span text:style-name="Strong_20_Emphasis">Database version:</text:span> 19b</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F1" office:value-type="string">
            <text:p text:style-name="P1"/>
          </table:table-cell>
        </table:table-row>
        <table:table-row>
          <table:table-cell table:style-name="Table10.A1" office:value-type="string">
            <text:p text:style-name="Table_20_Contents"><text:span text:style-name="Strong_20_Emphasis">Lifecycle state:</text:span> Available Cloud database availability</text:p>
          </table:table-cell>
          <table:table-cell table:style-name="Table10.A1" office:value-type="string">
            <text:p text:style-name="Table_20_Contents">Access</text:p>
          </table:table-cell>
          <table:table-cell table:style-name="Table10.A1" office:value-type="string">
            <text:p text:style-name="Table_20_Contents">Update display score</text:p>
          </table:table-cell>
          <table:table-cell table:style-name="Table10.D16" table:number-columns-spanned="3" office:value-type="string">
            <text:p text:style-name="P1"/>
          </table:table-cell>
          <table:covered-table-cell/>
          <table:covered-table-cell/>
        </table:table-row>
        <table:table-row>
          <table:table-cell table:style-name="Table10.A1" office:value-type="string">
            <text:p text:style-name="Table_20_Contents"><text:span text:style-name="Strong_20_Emphasis">Instance type:</text:span> IPv6</text:p>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F1" office:value-type="string">
            <text:p text:style-name="P1"/>
          </table:table-cell>
        </table:table-row>
        <table:table-row>
          <table:table-cell table:style-name="Table10.A1" office:value-type="string">
            <text:p text:style-name="Table_20_Contents"><text:span text:style-name="Strong_20_Emphasis">Character set:</text:span> AC50/TIFS</text:p>
          </table:table-cell>
          <table:table-cell table:style-name="Table10.A1" office:value-type="string">
            <text:p text:style-name="Table_20_Contents">Main</text:p>
          </table:table-cell>
          <table:table-cell table:style-name="Table10.A1" office:value-type="string">
            <text:p text:style-name="Table_20_Contents">Add tags</text:p>
          </table:table-cell>
          <table:table-cell table:style-name="Table10.D18" table:number-columns-spanned="3" office:value-type="string">
            <text:p text:style-name="P1"/>
          </table:table-cell>
          <table:covered-table-cell/>
          <table:covered-table-cell/>
        </table:table-row>
        <table:table-row>
          <table:table-cell table:style-name="Table10.A1" office:value-type="string">
            <text:p text:style-name="Table_20_Contents"><text:span text:style-name="Strong_20_Emphasis">National character set:</text:span> AC50/TIFS</text:p>
          </table:table-cell>
          <table:table-cell table:style-name="Table10.A1" office:value-type="string">
            <text:p text:style-name="Table_20_Contents">Main</text:p>
          </table:table-cell>
          <table:table-cell table:style-name="Table10.A1" office:value-type="string">
            <text:p text:style-name="Table_20_Contents">Terminal</text:p>
          </table:table-cell>
          <table:table-cell table:style-name="Table10.D19" table:number-columns-spanned="3" office:value-type="string">
            <text:p text:style-name="P1"/>
          </table:table-cell>
          <table:covered-table-cell/>
          <table:covered-table-cell/>
        </table:table-row>
        <table:table-row>
          <table:table-cell table:style-name="Table10.A1" office:value-type="string">
            <text:p text:style-name="Table_20_Contents">Auto start/tags schedule: Disabled Schedule</text:p>
          </table:table-cell>
          <table:table-cell table:style-name="Table10.A1" office:value-type="string">
            <text:p text:style-name="P1"/>
          </table:table-cell>
          <table:table-cell table:style-name="Table10.C20" table:number-columns-spanned="4" office:value-type="string">
            <text:p text:style-name="P1"/>
          </table:table-cell>
          <table:covered-table-cell/>
          <table:covered-table-cell/>
          <table:covered-table-cell/>
        </table:table-row>
        <table:table-row>
          <table:table-cell table:style-name="Table10.A1" office:value-type="string">
            <text:p text:style-name="Table_20_Contents"><text:span text:style-name="Strong_20_Emphasis">Peach level:</text:span> Regular ⬜️</text:p>
          </table:table-cell>
          <table:table-cell table:style-name="Table10.A1" office:value-type="string">
            <text:p text:style-name="P1"/>
          </table:table-cell>
          <table:table-cell table:style-name="Table10.C21" table:number-columns-spanned="4" office:value-type="string">
            <text:p text:style-name="P1"/>
          </table:table-cell>
          <table:covered-table-cell/>
          <table:covered-table-cell/>
          <table:covered-table-cell/>
        </table:table-row>
      </table:table>
      <text:p text:style-name="Horizontal_20_Line"/>
      <text:h text:style-name="Heading_20_3" text:outline-level="3"><text:span text:style-name="Strong_20_Emphasis">Documento 4.6: Describe Autonomous DB Tools</text:span></text:h>
      <text:p text:style-name="Text_20_body"><text:span text:style-name="Strong_20_Emphasis">Página 1: Portada</text:span><text:line-break/>ORACLE<text:line-break/>University<text:line-break/>Oracle Autonomous Database Tools<text:line-break/>Autonomous Database Tools Overview<text:line-break/>Hope Fisher<text:line-break/>PRODUCT MANAGER, DB CLOUD TECHNICAL SVCS &amp; USER ASSISTANCE ORACLE</text:p>
      <text:p text:style-name="Text_20_body"><text:span text:style-name="Strong_20_Emphasis">Página 2: Visión General de Herramientas</text:span></text:p>
      <text:h text:style-name="Heading_20_1" text:outline-level="1">Oracle Autonomous Database</text:h>
      <text:p text:style-name="Text_20_body">Using the Cloud to eliminate the complexity of data management</text:p>
      <text:list text:style-name="L97">
        <text:list-item>
          <text:p text:style-name="P98"><text:span text:style-name="Strong_20_Emphasis">Oracle Autonomous Database</text:span></text:p>
          <text:list>
            <text:list-item>
              <text:p text:style-name="P98">Oracle Database reimagined for the Cloud</text:p>
            </text:list-item>
            <text:list-item>
              <text:p text:style-name="P98">Completely automating the full database management lifecycle</text:p>
            </text:list-item>
            <text:list-item>
              <text:p text:style-name="P98">Supporting mission-critical databases</text:p>
            </text:list-item>
            <text:list-item>
              <text:p text:style-name="P98">Enabling you to innovate more, pay less, and ensure data security</text:p>
            </text:list-item>
          </text:list>
        </text:list-item>
        <text:list-item>
          <text:p text:style-name="P98"><text:span text:style-name="Strong_20_Emphasis">Complete Infrastructure Automation</text:span></text:p>
          <text:list>
            <text:list-item>
              <text:p text:style-name="P98"><text:soft-page-break/>Complete Database Automation</text:p>
            </text:list-item>
          </text:list>
        </text:list-item>
        <text:list-item>
          <text:p text:style-name="P98"><text:span text:style-name="Strong_20_Emphasis">Automated Data Center Operations</text:span></text:p>
        </text:list-item>
      </text:list>
      <text:p text:style-name="Text_20_body"><text:span text:style-name="Strong_20_Emphasis">Página 3: [Vacía]</text:span></text:p>
      <text:p text:style-name="Text_20_body"><text:span text:style-name="Strong_20_Emphasis">Página 4: Entorno de Desarrollo</text:span></text:p>
      <text:h text:style-name="Heading_20_1" text:outline-level="1">Autonomous as a Development Environment</text:h>
      <text:h text:style-name="Heading_20_2" text:outline-level="2">Developer Tools out of the box with Autonomous</text:h>
      <text:list text:style-name="L98">
        <text:list-item>
          <text:p text:style-name="P99">SQL Developer Web</text:p>
          <text:list>
            <text:list-item>
              <text:p text:style-name="P99">Execute SQL and PL/SQL</text:p>
            </text:list-item>
            <text:list-item>
              <text:p text:style-name="P99">Build Data Models, generate DDL statements</text:p>
            </text:list-item>
            <text:list-item>
              <text:p text:style-name="P99">Monitor and manage the DB</text:p>
            </text:list-item>
          </text:list>
        </text:list-item>
        <text:list-item>
          <text:p text:style-name="P99">APEX</text:p>
          <text:list>
            <text:list-item>
              <text:p text:style-name="P99">Web-based Function rich, low code development env</text:p>
            </text:list-item>
            <text:list-item>
              <text:p text:style-name="P99">No client software needed</text:p>
            </text:list-item>
          </text:list>
        </text:list-item>
        <text:list-item>
          <text:p text:style-name="P99">Oracle REST Data Services</text:p>
          <text:list>
            <text:list-item>
              <text:p text:style-name="P99">Ability to REST enable a schema and autogenerate REST endpoints for tables, views, and procedures</text:p>
            </text:list-item>
          </text:list>
        </text:list-item>
      </text:list>
      <text:p text:style-name="Text_20_body"><text:span text:style-name="Strong_20_Emphasis">Página 5: [SCREENSHOT - Icono y Descripción de SQL Developer]</text:span><text:line-break/>SQL Developer<text:line-break/>Run SQL statements<text:line-break/>Load data<text:line-break/>Database development<text:line-break/>Monitor and manage</text:p>
      <text:p text:style-name="Text_20_body"><text:span text:style-name="Strong_20_Emphasis">Página 6: [SCREENSHOT - Panel de Herramientas Mostrando APEX]</text:span></text:p>
      <text:h text:style-name="Heading_20_1" text:outline-level="1">APEX</text:h>
      <text:list text:style-name="L99">
        <text:list-item>
          <text:p text:style-name="P100">Access APEX Applications</text:p>
        </text:list-item>
        <text:list-item>
          <text:p text:style-name="P100">Manage workspaces</text:p>
        </text:list-item>
        <text:list-item>
          <text:p text:style-name="P100">APEX Development</text:p>
        </text:list-item>
      </text:list>
      <text:p text:style-name="Horizontal_20_Line"/>
      <text:h text:style-name="Heading_20_2" text:outline-level="2"><text:soft-page-break/>1. <text:span text:style-name="Strong_20_Emphasis">SQL</text:span></text:h>
      <text:p text:style-name="Text_20_body">Data Modeller<text:line-break/>REST<text:line-break/>Login to APEX, develop and run rfos, low-code web applications.</text:p>
      <text:h text:style-name="Heading_20_3" text:outline-level="3">Logo</text:h>
      <text:list text:style-name="L100">
        <text:list-item>
          <text:p text:style-name="P101">JSON</text:p>
        </text:list-item>
        <text:list-item>
          <text:p text:style-name="P101">Charts</text:p>
        </text:list-item>
        <text:list-item>
          <text:p text:style-name="P101">Scheduling</text:p>
        </text:list-item>
        <text:list-item>
          <text:p text:style-name="P101">Oracle Machine Learning</text:p>
        </text:list-item>
        <text:list-item>
          <text:p text:style-name="P101">APEX</text:p>
        </text:list-item>
        <text:list-item>
          <text:p text:style-name="P101">Graph Studio</text:p>
        </text:list-item>
      </text:list>
      <text:h text:style-name="Heading_20_3" text:outline-level="3">Documentation</text:h>
      <text:p text:style-name="Text_20_body">Get started<text:line-break/>Create APEX Developer Accounts</text:p>
      <text:p text:style-name="Horizontal_20_Line"/>
      <text:p text:style-name="Text_20_body"><text:span text:style-name="Strong_20_Emphasis">APEX</text:span></text:p>
      <text:p text:style-name="Text_20_body"><text:span text:style-name="Strong_20_Emphasis">Página 7: [SCREENSHOT - Panel de Herramientas Mostrando REST]</text:span></text:p>
      <text:h text:style-name="Heading_20_1" text:outline-level="1">REST</text:h>
      <text:list text:style-name="L101">
        <text:list-item>
          <text:p text:style-name="P102">Define via PL/SQL API, SQL Dev or APEX</text:p>
        </text:list-item>
        <text:list-item>
          <text:p text:style-name="P102">Auto REST enable tables and views</text:p>
        </text:list-item>
        <text:list-item>
          <text:p text:style-name="P102">Create custom REST services</text:p>
        </text:list-item>
        <text:list-item>
          <text:p text:style-name="P102">Document Store (SODA for REST)</text:p>
        </text:list-item>
        <text:list-item>
          <text:p text:style-name="P102">Database Management REST APIs</text:p>
        </text:list-item>
        <text:list-item>
          <text:p text:style-name="P102">REST Enabled SQL</text:p>
        </text:list-item>
      </text:list>
      <text:p text:style-name="Horizontal_20_Line"/>
      <text:h text:style-name="Heading_20_2" text:outline-level="2">1. Data Modifier</text:h>
      <text:list text:style-name="L102">
        <text:list-item>
          <text:p text:style-name="P103"><text:span text:style-name="Strong_20_Emphasis">SQL</text:span></text:p>
        </text:list-item>
        <text:list-item>
          <text:p text:style-name="P103"><text:span text:style-name="Strong_20_Emphasis">Data Modifier</text:span><text:line-break/><text:span text:style-name="Strong_20_Emphasis">REST</text:span></text:p>
        </text:list-item>
        <text:list-item>
          <text:p text:style-name="P103">Creating REST stores, and document REST APIs for your Oracle Database.</text:p>
        </text:list-item>
        <text:list-item>
          <text:p text:style-name="P103">Automatically REST enable access for your database objects, including:</text:p>
          <text:list>
            <text:list-item>
              <text:p text:style-name="P103"><text:soft-page-break/>Tablets</text:p>
            </text:list-item>
            <text:list-item>
              <text:p text:style-name="P103">Views</text:p>
            </text:list-item>
            <text:list-item>
              <text:p text:style-name="P103">PURIX, Functions, Procedures, Packages</text:p>
            </text:list-item>
          </text:list>
        </text:list-item>
        <text:list-item>
          <text:p text:style-name="P103">Realty store and user API, saving SQL and PURIX, secure endpoints with GAMBIC Offsets at JSON Web Textiles, quickly save the first time in order to get a new data stream.</text:p>
        </text:list-item>
        <text:list-item>
          <text:p text:style-name="P103">Debugged metadata module:</text:p>
          <text:list>
            <text:list-item>
              <text:p text:style-name="P103">OpenAPI document generation</text:p>
            </text:list-item>
            <text:list-item>
              <text:p text:style-name="P103">Single XML API export</text:p>
            </text:list-item>
            <text:list-item>
              <text:p text:style-name="P103">URL command generation for shell and 3rd-party API testing tasks</text:p>
            </text:list-item>
          </text:list>
        </text:list-item>
        <text:list-item>
          <text:p text:style-name="P103">Subcaching</text:p>
        </text:list-item>
        <text:list-item>
          <text:p text:style-name="P103">Documentation</text:p>
        </text:list-item>
        <text:list-item>
          <text:p text:style-name="P103">Oracle Machine Learning</text:p>
        </text:list-item>
        <text:list-item>
          <text:p text:style-name="P103">Creating REST APIs</text:p>
        </text:list-item>
        <text:list-item>
          <text:p text:style-name="P103">Security REST APIs</text:p>
        </text:list-item>
        <text:list-item>
          <text:p text:style-name="P103">Work through</text:p>
        </text:list-item>
      </text:list>
      <text:p text:style-name="Text_20_body"><text:span text:style-name="Strong_20_Emphasis">Página 8: [SCREENSHOT - Panel de Herramientas Mostrando JSON]</text:span><text:line-break/>JSON</text:p>
      <text:list text:style-name="L103">
        <text:list-item>
          <text:p text:style-name="P104">Create collection</text:p>
        </text:list-item>
        <text:list-item>
          <text:p text:style-name="P104">Load and edit JSON</text:p>
        </text:list-item>
        <text:list-item>
          <text:p text:style-name="P104">Browse documents</text:p>
        </text:list-item>
        <text:list-item>
          <text:p text:style-name="P104">Create views</text:p>
        </text:list-item>
      </text:list>
      <text:p text:style-name="Horizontal_20_Line"/>
      <text:p text:style-name="Text_20_body"><text:span text:style-name="Strong_20_Emphasis">Printed &amp; Recently Visited</text:span><text:line-break/><text:span text:style-name="Strong_20_Emphasis">Development</text:span><text:line-break/>Data Studio Administration Downloads Monitoring Related Services<text:line-break/><text:span text:style-name="Strong_20_Emphasis">SQL</text:span><text:line-break/>JSON<text:line-break/>The Oracle Database is more than a relational system for:</text:p>
      <text:list text:style-name="L104">
        <text:list-item>
          <text:p text:style-name="P105">Tablet</text:p>
        </text:list-item>
        <text:list-item>
          <text:p text:style-name="P105">Maps</text:p>
        </text:list-item>
        <text:list-item>
          <text:p text:style-name="P105">Columns</text:p>
        </text:list-item>
        <text:list-item>
          <text:p text:style-name="P105">SQL<text:line-break/>It also supports your JSON document! This interface allows you to create a collection, load, edit, and browse documents, generate diagrams, and create relations! Views and indexes for your JSON for feature and easier queries.<text:line-break/><text:soft-page-break/><text:span text:style-name="Strong_20_Emphasis">Gnarts</text:span><text:line-break/>Scheduling<text:line-break/>Osable Machine Learning<text:line-break/><text:span text:style-name="Strong_20_Emphasis">APCX</text:span><text:line-break/>Graph Studio</text:p>
        </text:list-item>
      </text:list>
      <text:p text:style-name="Text_20_body"><text:span text:style-name="Strong_20_Emphasis">Página 9: [SCREENSHOT - Ejemplo de Uso de SQLcl Mostrando Salida JSON]</text:span></text:p>
      <text:h text:style-name="Heading_20_1" text:outline-level="1">SQLcl</text:h>
      <text:list text:style-name="L105">
        <text:list-item>
          <text:p text:style-name="P106">Modern command-line interface</text:p>
        </text:list-item>
        <text:list-item>
          <text:p text:style-name="P106">Auto complete SQL syntax</text:p>
        </text:list-item>
        <text:list-item>
          <text:p text:style-name="P106">Command history</text:p>
        </text:list-item>
        <text:list-item>
          <text:p text:style-name="P106">Output json, csv, html, inserts, xml...</text:p>
        </text:list-item>
        <text:list-item>
          <text:p text:style-name="P106">Liquibase schema lifecycle integration</text:p>
        </text:list-item>
        <text:list-item>
          <text:p text:style-name="P106">Scripting friendly</text:p>
        </text:list-item>
        <text:list-item>
          <text:p text:style-name="P106">No Oracle Home required</text:p>
        </text:list-item>
        <text:list-item>
          <text:p text:style-name="P106">OCI &amp; OSS Integration</text:p>
        </text:list-item>
      </text:list>
      <text:p text:style-name="Horizontal_20_Line"/>
      <text:p text:style-name="Text_20_body"><text:span text:style-name="Strong_20_Emphasis">SELECT(</text:span><text:span text:style-name="Strong_20_Emphasis"><text:span text:style-name="Emphasis">: id</text:span></text:span><text:span text:style-name="Strong_20_Emphasis"> : 18),</text:span><text:line-break/>"departments_id" : 110,<text:line-break/>"column1": ""<text:line-break/>}<text:line-break/>"employee_id" : 296,<text:line-break/>"first_name" : "Billian",<text:line-break/>"last_name1": "Gitler",<text:line-break/>"main1": "Miller",<text:line-break/>"phone_number" : "518.123.8181",<text:line-break/>"time_date1": "07-20-24",<text:line-break/>"job_id1": "AC_COMMENT",<text:line-break/>"value1": 17066.49,<text:line-break/>"commission_id": ""<text:line-break/>"amount_id": 206,<text:line-break/>"department_id1": 110,<text:line-break/>"column1": ""<text:line-break/>}</text:p>
      <text:p text:style-name="Horizontal_20_Line"/>
      <text:p text:style-name="Text_20_body"><text:span text:style-name="Strong_20_Emphasis">01 rows selected.</text:span></text:p>
      <text:p text:style-name="Horizontal_20_Line"/>
      <text:p text:style-name="Text_20_body"><text:soft-page-break/><text:span text:style-name="Strong_20_Emphasis">SPARTMENT_ID</text:span><text:line-break/><text:span text:style-name="Strong_20_Emphasis">SPARTMENT_NAME</text:span><text:line-break/><text:span text:style-name="Strong_20_Emphasis">EXTRA_COLUM</text:span><text:line-break/><text:span text:style-name="Strong_20_Emphasis">LOOKTING_ID</text:span><text:line-break/><text:span text:style-name="Strong_20_Emphasis">MANAGER_ID</text:span><text:line-break/><text:span text:style-name="Strong_20_Emphasis">SQL select = from departments</text:span></text:p>
      <text:p text:style-name="Text_20_body"><text:span text:style-name="Strong_20_Emphasis">Página 14: [SCREENSHOT - Interfaz de Graph Studio Mostrando una Consulta de Grafos]</text:span></text:p>
      <text:h text:style-name="Heading_20_1" text:outline-level="1">Graph Studio</text:h>
      <text:h text:style-name="Heading_20_2" text:outline-level="2">Connections between Vertices - Emilio and Floyd's common movies</text:h>
      <text:p text:style-name="Horizontal_20_Line"/>
      <text:h text:style-name="Heading_20_3" text:outline-level="3">Input-type</text:h>
      <text:p text:style-name="Text_20_body">As Find movies that both customers are connecting to w/<text:line-break/>select ct, t1, n-tiles, d2, c2<text:line-break/>run over: (c1.t1)~(c2)~(d2.t1)~(d2.t1)~(c2)<text:line-break/>on WORK_REGISTRATION_TYPE:<text:line-break/>View C1.FINEST_NAME: "Floyd" and C1.LAST_NAME: "Bryant" and C1.PROFIT_NAME: "RELEASE_HIGH_CELASSET_NAME: "NVIDIA"</text:p>
      <text:p text:style-name="Horizontal_20_Line"/>
      <text:h text:style-name="Heading_20_3" text:outline-level="3">Time: 20</text:h>
      <text:p text:style-name="Horizontal_20_Line"/>
      <text:p text:style-name="Text_20_body"><text:span text:style-name="Strong_20_Emphasis">Page:</text:span> 1<text:line-break/><text:span text:style-name="Strong_20_Emphasis">of:</text:span> 1<text:line-break/><text:span text:style-name="Strong_20_Emphasis">x:</text:span> 3</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5T23:26:07.269263074</meta:creation-date>
    <dc:date>2025-11-15T23:34:11.074885891</dc:date>
    <meta:editing-duration>PT8M5S</meta:editing-duration>
    <meta:editing-cycles>2</meta:editing-cycles>
    <meta:generator>LibreOffice/24.2.7.2$Linux_X86_64 LibreOffice_project/420$Build-2</meta:generator>
    <meta:document-statistic meta:table-count="10" meta:image-count="0" meta:object-count="0" meta:page-count="36" meta:paragraph-count="819" meta:word-count="4735" meta:character-count="30799" meta:non-whitespace-character-count="27307"/>
  </office:meta>
</office:document-meta>
</file>